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46.6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38.81pt"/>
    </style:style>
    <style:style style:name="co17" style:family="table-column">
      <style:table-column-properties fo:break-before="auto" style:column-width="45.75pt"/>
    </style:style>
    <style:style style:name="co18" style:family="table-column">
      <style:table-column-properties fo:break-before="auto" style:column-width="82.06pt"/>
    </style:style>
    <style:style style:name="co19" style:family="table-column">
      <style:table-column-properties fo:break-before="auto" style:column-width="49.66pt"/>
    </style:style>
    <style:style style:name="co20" style:family="table-column">
      <style:table-column-properties fo:break-before="auto" style:column-width="58.11pt"/>
    </style:style>
    <style:style style:name="co21" style:family="table-column">
      <style:table-column-properties fo:break-before="auto" style:column-width="99.81pt"/>
    </style:style>
    <style:style style:name="co22" style:family="table-column">
      <style:table-column-properties fo:break-before="auto" style:column-width="41.9pt"/>
    </style:style>
    <style:style style:name="co23" style:family="table-column">
      <style:table-column-properties fo:break-before="auto" style:column-width="87.45pt"/>
    </style:style>
    <style:style style:name="co24" style:family="table-column">
      <style:table-column-properties fo:break-before="auto" style:column-width="59.64pt"/>
    </style:style>
    <style:style style:name="co25" style:family="table-column">
      <style:table-column-properties fo:break-before="auto" style:column-width="103.66pt"/>
    </style:style>
    <style:style style:name="co26" style:family="table-column">
      <style:table-column-properties fo:break-before="auto" style:column-width="78.21pt"/>
    </style:style>
    <style:style style:name="co27" style:family="table-column">
      <style:table-column-properties fo:break-before="auto" style:column-width="219.46pt"/>
    </style:style>
    <style:style style:name="co28" style:family="table-column">
      <style:table-column-properties fo:break-before="auto" style:column-width="253.45pt"/>
    </style:style>
    <style:style style:name="co29" style:family="table-column">
      <style:table-column-properties fo:break-before="auto" style:column-width="102.1pt"/>
    </style:style>
    <style:style style:name="co30" style:family="table-column">
      <style:table-column-properties fo:break-before="auto" style:column-width="64.01pt"/>
    </style:style>
    <style:style style:name="co31" style:family="table-column">
      <style:table-column-properties fo:break-before="auto" style:column-width="46.91pt"/>
    </style:style>
    <style:style style:name="co32" style:family="table-column">
      <style:table-column-properties fo:break-before="auto" style:column-width="191.79pt"/>
    </style:style>
    <style:style style:name="co33" style:family="table-column">
      <style:table-column-properties fo:break-before="auto" style:column-width="264.25pt"/>
    </style:style>
    <style:style style:name="co34" style:family="table-column">
      <style:table-column-properties fo:break-before="auto" style:column-width="82.2pt"/>
    </style:style>
    <style:style style:name="co35" style:family="table-column">
      <style:table-column-properties fo:break-before="auto" style:column-width="147.15pt"/>
    </style:style>
    <style:style style:name="co36" style:family="table-column">
      <style:table-column-properties fo:break-before="auto" style:column-width="246.61pt"/>
    </style:style>
    <style:style style:name="co37" style:family="table-column">
      <style:table-column-properties fo:break-before="auto" style:column-width="113.05pt"/>
    </style:style>
    <style:style style:name="co38" style:family="table-column">
      <style:table-column-properties fo:break-before="auto" style:column-width="111.15pt"/>
    </style:style>
    <style:style style:name="co39" style:family="table-column">
      <style:table-column-properties fo:break-before="auto" style:column-width="100.2pt"/>
    </style:style>
    <style:style style:name="co40" style:family="table-column">
      <style:table-column-properties fo:break-before="auto" style:column-width="129.15pt"/>
    </style:style>
    <style:style style:name="co41" style:family="table-column">
      <style:table-column-properties fo:break-before="auto" style:column-width="93.09pt"/>
    </style:style>
    <style:style style:name="co42" style:family="table-column">
      <style:table-column-properties fo:break-before="auto" style:column-width="52.61pt"/>
    </style:style>
    <style:style style:name="co43" style:family="table-column">
      <style:table-column-properties fo:break-before="auto" style:column-width="392.26pt"/>
    </style:style>
    <style:style style:name="co44" style:family="table-column">
      <style:table-column-properties fo:break-before="auto" style:column-width="688.79pt"/>
    </style:style>
    <style:style style:name="co45" style:family="table-column">
      <style:table-column-properties fo:break-before="auto" style:column-width="83.59pt"/>
    </style:style>
    <style:style style:name="co46" style:family="table-column">
      <style:table-column-properties fo:break-before="auto" style:column-width="50.14pt"/>
    </style:style>
    <style:style style:name="co47" style:family="table-column">
      <style:table-column-properties fo:break-before="auto" style:column-width="166.45pt"/>
    </style:style>
    <style:style style:name="co48" style:family="table-column">
      <style:table-column-properties fo:break-before="auto" style:column-width="40.71pt"/>
    </style:style>
    <style:style style:name="co49" style:family="table-column">
      <style:table-column-properties fo:break-before="auto" style:column-width="49.86pt"/>
    </style:style>
    <style:style style:name="co50" style:family="table-column">
      <style:table-column-properties fo:break-before="auto" style:column-width="97.6pt"/>
    </style:style>
    <style:style style:name="co51" style:family="table-column">
      <style:table-column-properties fo:break-before="auto" style:column-width="49.35pt"/>
    </style:style>
    <style:style style:name="co52" style:family="table-column">
      <style:table-column-properties fo:break-before="auto" style:column-width="56.86pt"/>
    </style:style>
    <style:style style:name="co53" style:family="table-column">
      <style:table-column-properties fo:break-before="auto" style:column-width="204.24pt"/>
    </style:style>
    <style:style style:name="co54" style:family="table-column">
      <style:table-column-properties fo:break-before="auto" style:column-width="31.35pt"/>
    </style:style>
    <style:style style:name="co55" style:family="table-column">
      <style:table-column-properties fo:break-before="auto" style:column-width="39.71pt"/>
    </style:style>
    <style:style style:name="co56" style:family="table-column">
      <style:table-column-properties fo:break-before="auto" style:column-width="38.44pt"/>
    </style:style>
    <style:style style:name="co57" style:family="table-column">
      <style:table-column-properties fo:break-before="auto" style:column-width="216.45pt"/>
    </style:style>
    <style:style style:name="co58" style:family="table-column">
      <style:table-column-properties fo:break-before="auto" style:column-width="54.91pt"/>
    </style:style>
    <style:style style:name="co59" style:family="table-column">
      <style:table-column-properties fo:break-before="auto" style:column-width="82.26pt"/>
    </style:style>
    <style:style style:name="co60" style:family="table-column">
      <style:table-column-properties fo:break-before="auto" style:column-width="44.19pt"/>
    </style:style>
    <style:style style:name="co61" style:family="table-column">
      <style:table-column-properties fo:break-before="auto" style:column-width="98.84pt"/>
    </style:style>
    <style:style style:name="co62" style:family="table-column">
      <style:table-column-properties fo:break-before="auto" style:column-width="55.81pt"/>
    </style:style>
    <style:style style:name="co63" style:family="table-column">
      <style:table-column-properties fo:break-before="auto" style:column-width="50pt"/>
    </style:style>
    <style:style style:name="co64" style:family="table-column">
      <style:table-column-properties fo:break-before="auto" style:column-width="92.44pt"/>
    </style:style>
    <style:style style:name="co65" style:family="table-column">
      <style:table-column-properties fo:break-before="auto" style:column-width="134.31pt"/>
    </style:style>
    <style:style style:name="co66" style:family="table-column">
      <style:table-column-properties fo:break-before="auto" style:column-width="138.64pt"/>
    </style:style>
    <style:style style:name="co67" style:family="table-column">
      <style:table-column-properties fo:break-before="auto" style:column-width="344.64pt"/>
    </style:style>
    <style:style style:name="co68" style:family="table-column">
      <style:table-column-properties fo:break-before="auto" style:column-width="133pt"/>
    </style:style>
    <style:style style:name="co69" style:family="table-column">
      <style:table-column-properties fo:break-before="auto" style:column-width="154.26pt"/>
    </style:style>
    <style:style style:name="co70" style:family="table-column">
      <style:table-column-properties fo:break-before="auto" style:column-width="50.66pt"/>
    </style:style>
    <style:style style:name="co71" style:family="table-column">
      <style:table-column-properties fo:break-before="auto" style:column-width="131.05pt"/>
    </style:style>
    <style:style style:name="co72" style:family="table-column">
      <style:table-column-properties fo:break-before="auto" style:column-width="46.15pt"/>
    </style:style>
    <style:style style:name="co73" style:family="table-column">
      <style:table-column-properties fo:break-before="auto" style:column-width="201.86pt"/>
    </style:style>
    <style:style style:name="co74" style:family="table-column">
      <style:table-column-properties fo:break-before="auto" style:column-width="211.49pt"/>
    </style:style>
    <style:style style:name="co75" style:family="table-column">
      <style:table-column-properties fo:break-before="auto" style:column-width="170.31pt"/>
    </style:style>
    <style:style style:name="co76" style:family="table-column">
      <style:table-column-properties fo:break-before="auto" style:column-width="95.7pt"/>
    </style:style>
    <style:style style:name="co77" style:family="table-column">
      <style:table-column-properties fo:break-before="auto" style:column-width="72.54pt"/>
    </style:style>
    <style:style style:name="co78" style:family="table-column">
      <style:table-column-properties fo:break-before="auto" style:column-width="77.05pt"/>
    </style:style>
    <style:style style:name="co79" style:family="table-column">
      <style:table-column-properties fo:break-before="auto" style:column-width="157.44pt"/>
    </style:style>
    <style:style style:name="co80" style:family="table-column">
      <style:table-column-properties fo:break-before="auto" style:column-width="77.7pt"/>
    </style:style>
    <style:style style:name="co81" style:family="table-column">
      <style:table-column-properties fo:break-before="auto" style:column-width="93.74pt"/>
    </style:style>
    <style:style style:name="co82" style:family="table-column">
      <style:table-column-properties fo:break-before="auto" style:column-width="173.5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46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34.95pt" fo:break-before="auto" style:use-optimal-row-height="true"/>
    </style:style>
    <style:style style:name="ro6" style:family="table-row">
      <style:table-row-properties style:row-height="23.7pt" fo:break-before="auto" style:use-optimal-row-height="true"/>
    </style:style>
    <style:style style:name="ro7" style:family="table-row">
      <style:table-row-properties style:row-height="46.2pt" fo:break-before="auto" style:use-optimal-row-height="true"/>
    </style:style>
    <style:style style:name="ro8" style:family="table-row">
      <style:table-row-properties style:row-height="46.26pt" fo:break-before="auto" style:use-optimal-row-height="true"/>
    </style:style>
    <style:style style:name="ro9" style:family="table-row">
      <style:table-row-properties style:row-height="68.66pt" fo:break-before="auto" style:use-optimal-row-height="true"/>
    </style:style>
    <style:style style:name="ro10" style:family="table-row">
      <style:table-row-properties style:row-height="24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 style:data-style-name="N11">
      <style:table-cell-properties fo:background-color="#00ffff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00ffff"/>
    </style:style>
    <style:style style:name="ce5" style:family="table-cell" style:parent-style-name="Default" style:data-style-name="N10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style:rotation-align="non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>
      <style:table-cell-properties style:vertical-align="top"/>
    </style:style>
    <style:style style:name="ce19" style:family="table-cell" style:parent-style-name="Default" style:data-style-name="N103">
      <style:table-cell-properties fo:background-color="#ffff00"/>
    </style:style>
    <style:style style:name="ce20" style:family="table-cell" style:parent-style-name="Default" style:data-style-name="N103"/>
    <style:style style:name="ce21" style:family="table-cell" style:parent-style-name="Default" style:data-style-name="N103">
      <style:table-cell-properties style:rotation-align="none"/>
    </style:style>
    <style:style style:name="ce22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23" style:family="table-cell" style:parent-style-name="Default" style:data-style-name="N3">
      <style:table-cell-properties fo:background-color="#ffff00"/>
    </style:style>
    <style:style style:name="ce24" style:family="table-cell" style:parent-style-name="Default" style:data-style-name="N3"/>
    <style:style style:name="ce25" style:family="table-cell" style:parent-style-name="Default" style:data-style-name="N3">
      <style:table-cell-properties style:rotation-align="none"/>
    </style:style>
    <style:style style:name="ce26" style:family="table-cell" style:parent-style-name="Default" style:data-style-name="N103">
      <style:table-cell-properties fo:background-color="transparent"/>
    </style:style>
    <style:style style:name="ce27" style:family="table-cell" style:parent-style-name="Default" style:data-style-name="N10"/>
    <style:style style:name="ce28" style:family="table-cell" style:parent-style-name="Default" style:data-style-name="N10">
      <style:table-cell-properties fo:background-color="transparent"/>
    </style:style>
    <style:style style:name="ce29" style:family="table-cell" style:parent-style-name="Default" style:data-style-name="N10">
      <style:table-cell-properties fo:background-color="#ffff00"/>
    </style:style>
    <style:style style:name="ce30" style:family="table-cell" style:parent-style-name="Default" style:data-style-name="N124"/>
    <style:style style:name="ce31" style:family="table-cell" style:parent-style-name="Default" style:data-style-name="N124">
      <style:table-cell-properties fo:background-color="transparent"/>
    </style:style>
    <style:style style:name="ce32" style:family="table-cell" style:parent-style-name="Default" style:data-style-name="N124">
      <style:table-cell-properties fo:background-color="#ffff00"/>
    </style:style>
    <style:style style:name="ce33" style:family="table-cell" style:parent-style-name="Default" style:data-style-name="N130"/>
    <style:style style:name="ce3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6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dddddd"/>
    </style:style>
    <style:style style:name="ce39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40" style:family="table-cell" style:parent-style-name="Default" style:data-style-name="N4"/>
    <style:style style:name="ce41" style:family="table-cell" style:parent-style-name="Default" style:data-style-name="N4">
      <style:table-cell-properties style:rotation-align="none"/>
    </style:style>
    <style:style style:name="ce42" style:family="table-cell" style:parent-style-name="Default" style:data-style-name="N2"/>
    <style:style style:name="ce43" style:family="table-cell" style:parent-style-name="Default" style:data-style-name="N130">
      <style:table-cell-properties style:rotation-align="none"/>
    </style:style>
    <style:style style:name="ce44" style:family="table-cell" style:parent-style-name="Default" style:data-style-name="N130">
      <style:table-cell-properties style:text-align-source="fix" style:repeat-content="false"/>
      <style:paragraph-properties fo:text-align="end" fo:margin-left="0pt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6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47" style:family="table-cell" style:parent-style-name="Default" style:data-style-name="N10">
      <style:table-cell-properties style:rotation-align="none"/>
    </style:style>
    <style:style style:name="ce48" style:family="table-cell" style:parent-style-name="Default" style:data-style-name="N10">
      <style:table-cell-properties style:text-align-source="fix" style:repeat-content="false"/>
      <style:paragraph-properties fo:text-align="end" fo:margin-left="0pt"/>
    </style:style>
    <style:style style:name="ce49" style:family="table-cell" style:parent-style-name="Default" style:data-style-name="N129"/>
    <style:style style:name="ce50" style:family="table-cell" style:parent-style-name="Default" style:data-style-name="N124">
      <style:table-cell-properties style:rotation-align="none"/>
    </style:style>
    <style:style style:name="ce51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52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53" style:family="table-cell" style:parent-style-name="Default" style:data-style-name="N124">
      <style:table-cell-properties style:text-align-source="fix" style:repeat-content="false"/>
      <style:paragraph-properties fo:text-align="start" fo:margin-left="0pt"/>
    </style:style>
    <style:style style:name="ce54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55" style:family="table-cell" style:parent-style-name="Default" style:data-style-name="N1"/>
    <style:style style:name="ce56" style:family="table-cell" style:parent-style-name="Default" style:data-style-name="N1">
      <style:table-cell-properties style:rotation-align="none"/>
    </style:style>
    <style:style style:name="ce57" style:family="table-cell" style:parent-style-name="Default" style:data-style-name="N103">
      <style:text-properties fo:font-weight="bold" style:font-weight-asian="bold" style:font-weight-complex="bold"/>
    </style:style>
    <style:style style:name="ce58" style:family="table-cell" style:parent-style-name="Default">
      <style:text-properties fo:font-weight="normal" style:font-weight-asian="normal" style:font-weight-complex="normal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fff66"/>
      <style:text-properties style:use-window-font-color="true"/>
    </style:style>
    <style:style style:name="ce61" style:family="table-cell" style:parent-style-name="Default">
      <style:table-cell-properties fo:background-color="#ffff66"/>
    </style:style>
    <style:style style:name="ce62" style:family="table-cell" style:parent-style-name="Default" style:data-style-name="N103">
      <style:table-cell-properties fo:background-color="#ffff66"/>
      <style:text-properties style:use-window-font-color="true"/>
    </style:style>
    <style:style style:name="ce63" style:family="table-cell" style:parent-style-name="Default" style:data-style-name="N103">
      <style:table-cell-properties fo:background-color="#ffff66"/>
    </style:style>
    <style:style style:name="ce64" style:family="table-cell" style:parent-style-name="Default" style:data-style-name="N11">
      <style:table-cell-properties fo:background-color="#ffff66"/>
      <style:text-properties style:use-window-font-color="true"/>
    </style:style>
    <style:style style:name="ce65" style:family="table-cell" style:parent-style-name="Default" style:data-style-name="N11">
      <style:table-cell-properties fo:background-color="#ffff66"/>
    </style:style>
    <style:style style:name="ce66" style:family="table-cell" style:parent-style-name="Default" style:data-style-name="N124">
      <style:text-properties fo:font-weight="bold" style:font-weight-asian="bold" style:font-weight-complex="bold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6" table:default-cell-style-name="ce3"/>
        <table:table-column table:style-name="co17" table:default-cell-style-name="Default"/>
        <table:table-column table:style-name="co16" table:default-cell-style-name="ce3"/>
        <table:table-column table:style-name="co15" table:default-cell-style-name="Default"/>
        <table:table-column table:style-name="co16" table:default-cell-style-name="ce3"/>
        <table:table-column table:style-name="co18" table:default-cell-style-name="Default"/>
        <table:table-column table:style-name="co16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Default"/>
        <table:table-column table:style-name="co22" table:default-cell-style-name="ce3"/>
        <table:table-column table:style-name="co23" table:default-cell-style-name="ce3"/>
        <table:table-column table:style-name="co4" table:default-cell-style-name="ce3"/>
        <table:table-column table:style-name="co24" table:default-cell-style-name="ce3"/>
        <table:table-column table:style-name="co25" table:default-cell-style-name="Default"/>
        <table:table-column table:style-name="co26" table:default-cell-style-name="Default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arton Creek</text:p>
          </table:table-cell>
          <table:table-cell table:style-name="ce1" office:value-type="float" office:value="78735" calcext:value-type="float">
            <text:p>78735</text:p>
          </table:table-cell>
          <table:table-cell table:style-name="ce1" office:value-type="float" office:value="17191" calcext:value-type="float">
            <text:p>17191</text:p>
          </table:table-cell>
          <table:table-cell table:style-name="ce2" office:value-type="percentage" office:value="0.123" calcext:value-type="percentage">
            <text:p>12.30%</text:p>
          </table:table-cell>
          <table:table-cell table:style-name="ce1" office:value-type="float" office:value="2106" calcext:value-type="float">
            <text:p>2106</text:p>
          </table:table-cell>
          <table:table-cell table:style-name="ce4" office:value-type="currency" office:currency="USD" office:value="98290" calcext:value-type="currency">
            <text:p>$98,290.00</text:p>
          </table:table-cell>
          <table:table-cell table:style-name="ce4" office:value-type="currency" office:currency="USD" office:value="473376" calcext:value-type="currency">
            <text:p>$473,376.0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8.7" calcext:value-type="float">
            <text:p>38.7</text:p>
          </table:table-cell>
          <table:table-cell table:style-name="ce2" office:value-type="percentage" office:value="1.2805" calcext:value-type="percentage">
            <text:p>128.05%</text:p>
          </table:table-cell>
          <table:table-cell table:style-name="ce2" office:value-type="percentage" office:value="6.921" calcext:value-type="percentage">
            <text:p>692.10%</text:p>
          </table:table-cell>
          <table:table-cell table:style-name="ce2" office:value-type="percentage" office:value="0.8513" calcext:value-type="percentage">
            <text:p>85.13%</text:p>
          </table:table-cell>
          <table:table-cell table:style-name="ce1" office:value-type="float" office:value="11927" calcext:value-type="float">
            <text:p>11927</text:p>
          </table:table-cell>
          <table:table-cell table:style-name="ce2" office:value-type="percentage" office:value="0.6938" calcext:value-type="percentage">
            <text:p>69.38%</text:p>
          </table:table-cell>
          <table:table-cell table:style-name="ce1" office:value-type="float" office:value="235" calcext:value-type="float">
            <text:p>235</text:p>
          </table:table-cell>
          <table:table-cell table:style-name="ce2" office:value-type="percentage" office:value="0.0137" calcext:value-type="percentage">
            <text:p>1.37%</text:p>
          </table:table-cell>
          <table:table-cell table:style-name="ce1" office:value-type="float" office:value="2708" calcext:value-type="float">
            <text:p>2708</text:p>
          </table:table-cell>
          <table:table-cell table:style-name="ce2" office:value-type="percentage" office:value="0.1575" calcext:value-type="percentage">
            <text:p>15.75%</text:p>
          </table:table-cell>
          <table:table-cell table:style-name="ce1" office:value-type="float" office:value="909" calcext:value-type="float">
            <text:p>909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percentage" office:value="0.0031" calcext:value-type="percentage">
            <text:p>0.31%</text:p>
          </table:table-cell>
          <table:table-cell table:style-name="ce2" office:value-type="percentage" office:value="0.482" calcext:value-type="percentage">
            <text:p>48.20%</text:p>
          </table:table-cell>
          <table:table-cell table:style-name="ce2" office:value-type="percentage" office:value="0.518" calcext:value-type="percentage">
            <text:p>51.80%</text:p>
          </table:table-cell>
          <table:table-cell table:style-name="ce1" office:value-type="float" office:value="96.2" calcext:value-type="float">
            <text:p>96.2</text:p>
          </table:table-cell>
          <table:table-cell table:style-name="ce2" office:value-type="percentage" office:value="0.074" calcext:value-type="percentage">
            <text:p>7.40%</text:p>
          </table:table-cell>
          <table:table-cell table:style-name="ce2" office:value-type="percentage" office:value="0.665" calcext:value-type="percentage">
            <text:p>66.50%</text:p>
          </table:table-cell>
          <table:table-cell table:style-name="ce2" office:value-type="percentage" office:value="0.273" calcext:value-type="percentage">
            <text:p>27.30%</text:p>
          </table:table-cell>
          <table:table-cell table:style-name="ce2" office:value-type="percentage" office:value="0.973" calcext:value-type="percentage">
            <text:p>97.30%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48" calcext:value-type="percentage">
            <text:p>4.8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zip_code_data_tx_travis_williamson_hays_combined.O21]+[zip_code_data_tx_travis_williamson_hays_combined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zip_code_data_tx_travis_williamson_hays_combined.N21]/[zip_code_data_tx_travis_williamson_hays_combined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zip_code_data_tx_travis_williamson_hays_combined.P21]/[zip_code_data_tx_travis_williamson_hays_combined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zip_code_data_tx_travis_williamson_hays_combined.R21]/[zip_code_data_tx_travis_williamson_hays_combined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T21]/[zip_code_data_tx_travis_williamson_hays_combined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zip_code_data_tx_travis_williamson_hays_combined.V21]/[zip_code_data_tx_travis_williamson_hays_combined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Leander, Nameless, Volente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zip_code_data_tx_travis_williamson_hays_combined.S30]/[zip_code_data_tx_travis_williamson_hays_combined.D30]" office:value-type="percentage" office:value="11.0382890651949" calcext:value-type="percentage">
            <text:p>1103.83%</text:p>
          </table:table-cell>
          <table:table-cell table:formula="of:=[zip_code_data_tx_travis_williamson_hays_combined.M30]/[zip_code_data_tx_travis_williamson_hays_combined.D30]" office:value-type="percentage" office:value="68.1426197121264" calcext:value-type="percentage">
            <text:p>6814.26%</text:p>
          </table:table-cell>
          <table:table-cell table:formula="of:=[zip_code_data_tx_travis_williamson_hays_combined.O30]+[zip_code_data_tx_travis_williamson_hays_combined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zip_code_data_tx_travis_williamson_hays_combined.N30]/[zip_code_data_tx_travis_williamson_hays_combined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zip_code_data_tx_travis_williamson_hays_combined.P30]/[zip_code_data_tx_travis_williamson_hays_combined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zip_code_data_tx_travis_williamson_hays_combined.R30]/[zip_code_data_tx_travis_williamson_hays_combined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T30]/[zip_code_data_tx_travis_williamson_hays_combined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zip_code_data_tx_travis_williamson_hays_combined.V30]/[zip_code_data_tx_travis_williamson_hays_combined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zip_code_data_tx_travis_williamson_hays_combined.S43]/[zip_code_data_tx_travis_williamson_hays_combined.D43]" office:value-type="percentage" office:value="6.4245604570756" calcext:value-type="percentage">
            <text:p>642.46%</text:p>
          </table:table-cell>
          <table:table-cell table:formula="of:=[zip_code_data_tx_travis_williamson_hays_combined.M43]/[zip_code_data_tx_travis_williamson_hays_combined.D43]" office:value-type="percentage" office:value="34.1948456389005" calcext:value-type="percentage">
            <text:p>3419.48%</text:p>
          </table:table-cell>
          <table:table-cell table:formula="of:=[zip_code_data_tx_travis_williamson_hays_combined.O43]+[zip_code_data_tx_travis_williamson_hays_combined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zip_code_data_tx_travis_williamson_hays_combined.N43]/[zip_code_data_tx_travis_williamson_hays_combined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zip_code_data_tx_travis_williamson_hays_combined.P43]/[zip_code_data_tx_travis_williamson_hays_combined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zip_code_data_tx_travis_williamson_hays_combined.R43]/[zip_code_data_tx_travis_williamson_hays_combined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zip_code_data_tx_travis_williamson_hays_combined.T43]/[zip_code_data_tx_travis_williamson_hays_combined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zip_code_data_tx_travis_williamson_hays_combined.V43]/[zip_code_data_tx_travis_williamson_hays_combined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zip_code_data_tx_travis_williamson_hays_combined.S52]/[zip_code_data_tx_travis_williamson_hays_combined.D52]" office:value-type="percentage" office:value="1.42964794039143" calcext:value-type="percentage">
            <text:p>142.96%</text:p>
          </table:table-cell>
          <table:table-cell table:formula="of:=[zip_code_data_tx_travis_williamson_hays_combined.M52]/[zip_code_data_tx_travis_williamson_hays_combined.D52]" office:value-type="percentage" office:value="5.44745163493975" calcext:value-type="percentage">
            <text:p>544.75%</text:p>
          </table:table-cell>
          <table:table-cell table:formula="of:=[zip_code_data_tx_travis_williamson_hays_combined.O52]+[zip_code_data_tx_travis_williamson_hays_combined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zip_code_data_tx_travis_williamson_hays_combined.N52]/[zip_code_data_tx_travis_williamson_hays_combined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zip_code_data_tx_travis_williamson_hays_combined.P52]/[zip_code_data_tx_travis_williamson_hays_combined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zip_code_data_tx_travis_williamson_hays_combined.R52]/[zip_code_data_tx_travis_williamson_hays_combined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T52]/[zip_code_data_tx_travis_williamson_hays_combined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zip_code_data_tx_travis_williamson_hays_combined.V52]/[zip_code_data_tx_travis_williamson_hays_combined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zip_code_data_tx_travis_williamson_hays_combined.S53]/[zip_code_data_tx_travis_williamson_hays_combined.D53]" office:value-type="percentage" office:value="6.14076523382145" calcext:value-type="percentage">
            <text:p>614.08%</text:p>
          </table:table-cell>
          <table:table-cell table:formula="of:=[zip_code_data_tx_travis_williamson_hays_combined.M53]/[zip_code_data_tx_travis_williamson_hays_combined.D53]" office:value-type="percentage" office:value="10.4038734057629" calcext:value-type="percentage">
            <text:p>1040.39%</text:p>
          </table:table-cell>
          <table:table-cell table:formula="of:=[zip_code_data_tx_travis_williamson_hays_combined.O53]+[zip_code_data_tx_travis_williamson_hays_combined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zip_code_data_tx_travis_williamson_hays_combined.N53]/[zip_code_data_tx_travis_williamson_hays_combined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zip_code_data_tx_travis_williamson_hays_combined.P53]/[zip_code_data_tx_travis_williamson_hays_combined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zip_code_data_tx_travis_williamson_hays_combined.R53]/[zip_code_data_tx_travis_williamson_hays_combined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zip_code_data_tx_travis_williamson_hays_combined.T53]/[zip_code_data_tx_travis_williamson_hays_combined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zip_code_data_tx_travis_williamson_hays_combined.V53]/[zip_code_data_tx_travis_williamson_hays_combined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zip_code_data_tx_travis_williamson_hays_combined.S54]/[zip_code_data_tx_travis_williamson_hays_combined.D54]" office:value-type="percentage" office:value="2.30876402237028" calcext:value-type="percentage">
            <text:p>230.88%</text:p>
          </table:table-cell>
          <table:table-cell table:formula="of:=[zip_code_data_tx_travis_williamson_hays_combined.M54]/[zip_code_data_tx_travis_williamson_hays_combined.D54]" office:value-type="percentage" office:value="5.66572547272612" calcext:value-type="percentage">
            <text:p>566.57%</text:p>
          </table:table-cell>
          <table:table-cell table:formula="of:=[zip_code_data_tx_travis_williamson_hays_combined.O54]+[zip_code_data_tx_travis_williamson_hays_combined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zip_code_data_tx_travis_williamson_hays_combined.N54]/[zip_code_data_tx_travis_williamson_hays_combined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zip_code_data_tx_travis_williamson_hays_combined.P54]/[zip_code_data_tx_travis_williamson_hays_combined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zip_code_data_tx_travis_williamson_hays_combined.R54]/[zip_code_data_tx_travis_williamson_hays_combined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zip_code_data_tx_travis_williamson_hays_combined.T54]/[zip_code_data_tx_travis_williamson_hays_combined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zip_code_data_tx_travis_williamson_hays_combined.V54]/[zip_code_data_tx_travis_williamson_hays_combined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zip_code_data_tx_travis_williamson_hays_combined.S59]/[zip_code_data_tx_travis_williamson_hays_combined.D59]" office:value-type="percentage" office:value="2.78612939889773" calcext:value-type="percentage">
            <text:p>278.61%</text:p>
          </table:table-cell>
          <table:table-cell table:formula="of:=[zip_code_data_tx_travis_williamson_hays_combined.M59]/[zip_code_data_tx_travis_williamson_hays_combined.D59]" office:value-type="percentage" office:value="9.47095279963972" calcext:value-type="percentage">
            <text:p>947.10%</text:p>
          </table:table-cell>
          <table:table-cell table:formula="of:=[zip_code_data_tx_travis_williamson_hays_combined.O59]+[zip_code_data_tx_travis_williamson_hays_combined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zip_code_data_tx_travis_williamson_hays_combined.N59]/[zip_code_data_tx_travis_williamson_hays_combined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zip_code_data_tx_travis_williamson_hays_combined.P59]/[zip_code_data_tx_travis_williamson_hays_combined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zip_code_data_tx_travis_williamson_hays_combined.R59]/[zip_code_data_tx_travis_williamson_hays_combined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zip_code_data_tx_travis_williamson_hays_combined.T59]/[zip_code_data_tx_travis_williamson_hays_combined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zip_code_data_tx_travis_williamson_hays_combined.V59]/[zip_code_data_tx_travis_williamson_hays_combined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zip_code_data_tx_travis_williamson_hays_combined.S61]/[zip_code_data_tx_travis_williamson_hays_combined.D61]" office:value-type="percentage" office:value="2.7321696835306" calcext:value-type="percentage">
            <text:p>273.22%</text:p>
          </table:table-cell>
          <table:table-cell table:formula="of:=[zip_code_data_tx_travis_williamson_hays_combined.M61]/[zip_code_data_tx_travis_williamson_hays_combined.D61]" office:value-type="percentage" office:value="6.00463503347435" calcext:value-type="percentage">
            <text:p>600.46%</text:p>
          </table:table-cell>
          <table:table-cell table:formula="of:=[zip_code_data_tx_travis_williamson_hays_combined.O61]+[zip_code_data_tx_travis_williamson_hays_combined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zip_code_data_tx_travis_williamson_hays_combined.N61]/[zip_code_data_tx_travis_williamson_hays_combined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zip_code_data_tx_travis_williamson_hays_combined.P61]/[zip_code_data_tx_travis_williamson_hays_combined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zip_code_data_tx_travis_williamson_hays_combined.R61]/[zip_code_data_tx_travis_williamson_hays_combined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zip_code_data_tx_travis_williamson_hays_combined.T61]/[zip_code_data_tx_travis_williamson_hays_combined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zip_code_data_tx_travis_williamson_hays_combined.V61]/[zip_code_data_tx_travis_williamson_hays_combined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zip_code_data_tx_travis_williamson_hays_combined.S62]/[zip_code_data_tx_travis_williamson_hays_combined.D62]" office:value-type="percentage" office:value="6.27015574610635" calcext:value-type="percentage">
            <text:p>627.02%</text:p>
          </table:table-cell>
          <table:table-cell table:formula="of:=[zip_code_data_tx_travis_williamson_hays_combined.M62]/[zip_code_data_tx_travis_williamson_hays_combined.D62]" office:value-type="percentage" office:value="12.1332904177396" calcext:value-type="percentage">
            <text:p>1213.33%</text:p>
          </table:table-cell>
          <table:table-cell table:formula="of:=[zip_code_data_tx_travis_williamson_hays_combined.O62]+[zip_code_data_tx_travis_williamson_hays_combined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zip_code_data_tx_travis_williamson_hays_combined.N62]/[zip_code_data_tx_travis_williamson_hays_combined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zip_code_data_tx_travis_williamson_hays_combined.P62]/[zip_code_data_tx_travis_williamson_hays_combined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zip_code_data_tx_travis_williamson_hays_combined.R62]/[zip_code_data_tx_travis_williamson_hays_combined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zip_code_data_tx_travis_williamson_hays_combined.T62]/[zip_code_data_tx_travis_williamson_hays_combined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zip_code_data_tx_travis_williamson_hays_combined.V62]/[zip_code_data_tx_travis_williamson_hays_combined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zip_code_data_tx_travis_williamson_hays_combined.S63]/[zip_code_data_tx_travis_williamson_hays_combined.D63]" office:value-type="percentage" office:value="3.42765043686515" calcext:value-type="percentage">
            <text:p>342.77%</text:p>
          </table:table-cell>
          <table:table-cell table:formula="of:=[zip_code_data_tx_travis_williamson_hays_combined.M63]/[zip_code_data_tx_travis_williamson_hays_combined.D63]" office:value-type="percentage" office:value="6.50020615221333" calcext:value-type="percentage">
            <text:p>650.02%</text:p>
          </table:table-cell>
          <table:table-cell table:formula="of:=[zip_code_data_tx_travis_williamson_hays_combined.O63]+[zip_code_data_tx_travis_williamson_hays_combined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zip_code_data_tx_travis_williamson_hays_combined.N63]/[zip_code_data_tx_travis_williamson_hays_combined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zip_code_data_tx_travis_williamson_hays_combined.P63]/[zip_code_data_tx_travis_williamson_hays_combined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zip_code_data_tx_travis_williamson_hays_combined.R63]/[zip_code_data_tx_travis_williamson_hays_combined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zip_code_data_tx_travis_williamson_hays_combined.T63]/[zip_code_data_tx_travis_williamson_hays_combined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zip_code_data_tx_travis_williamson_hays_combined.V63]/[zip_code_data_tx_travis_williamson_hays_combined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zip_code_data_tx_travis_williamson_hays_combined.S66]/[zip_code_data_tx_travis_williamson_hays_combined.D66]" office:value-type="percentage" office:value="3.95458604413828" calcext:value-type="percentage">
            <text:p>395.46%</text:p>
          </table:table-cell>
          <table:table-cell table:formula="of:=[zip_code_data_tx_travis_williamson_hays_combined.M66]/[zip_code_data_tx_travis_williamson_hays_combined.D66]" office:value-type="percentage" office:value="8.96160224518433" calcext:value-type="percentage">
            <text:p>896.16%</text:p>
          </table:table-cell>
          <table:table-cell table:formula="of:=[zip_code_data_tx_travis_williamson_hays_combined.O66]+[zip_code_data_tx_travis_williamson_hays_combined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zip_code_data_tx_travis_williamson_hays_combined.N66]/[zip_code_data_tx_travis_williamson_hays_combined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P66]/[zip_code_data_tx_travis_williamson_hays_combined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zip_code_data_tx_travis_williamson_hays_combined.R66]/[zip_code_data_tx_travis_williamson_hays_combined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zip_code_data_tx_travis_williamson_hays_combined.T66]/[zip_code_data_tx_travis_williamson_hays_combined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V66]/[zip_code_data_tx_travis_williamson_hays_combined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zip_code_data_tx_travis_williamson_hays_combined.S70]/[zip_code_data_tx_travis_williamson_hays_combined.D70]" office:value-type="string" office:string-value="" calcext:value-type="error">
            <text:p>#DIV/0!</text:p>
          </table:table-cell>
          <table:table-cell table:formula="of:=[zip_code_data_tx_travis_williamson_hays_combined.M70]/[zip_code_data_tx_travis_williamson_hays_combined.D70]" office:value-type="string" office:string-value="" calcext:value-type="error">
            <text:p>#DIV/0!</text:p>
          </table:table-cell>
          <table:table-cell table:formula="of:=[zip_code_data_tx_travis_williamson_hays_combined.O70]+[zip_code_data_tx_travis_williamson_hays_combined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zip_code_data_tx_travis_williamson_hays_combined.N70]/[zip_code_data_tx_travis_williamson_hays_combined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zip_code_data_tx_travis_williamson_hays_combined.P70]/[zip_code_data_tx_travis_williamson_hays_combined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zip_code_data_tx_travis_williamson_hays_combined.R70]/[zip_code_data_tx_travis_williamson_hays_combined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T70]/[zip_code_data_tx_travis_williamson_hays_combined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zip_code_data_tx_travis_williamson_hays_combined.V70]/[zip_code_data_tx_travis_williamson_hays_combined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zip_code_data_tx_travis_williamson_hays_combined.S72]/[zip_code_data_tx_travis_williamson_hays_combined.D72]" office:value-type="percentage" office:value="6.92328044920478" calcext:value-type="percentage">
            <text:p>692.33%</text:p>
          </table:table-cell>
          <table:table-cell table:formula="of:=[zip_code_data_tx_travis_williamson_hays_combined.M72]/[zip_code_data_tx_travis_williamson_hays_combined.D72]" office:value-type="percentage" office:value="40.0599723656747" calcext:value-type="percentage">
            <text:p>4006.00%</text:p>
          </table:table-cell>
          <table:table-cell table:formula="of:=[zip_code_data_tx_travis_williamson_hays_combined.O72]+[zip_code_data_tx_travis_williamson_hays_combined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zip_code_data_tx_travis_williamson_hays_combined.N72]/[zip_code_data_tx_travis_williamson_hays_combined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zip_code_data_tx_travis_williamson_hays_combined.P72]/[zip_code_data_tx_travis_williamson_hays_combined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zip_code_data_tx_travis_williamson_hays_combined.R72]/[zip_code_data_tx_travis_williamson_hays_combined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zip_code_data_tx_travis_williamson_hays_combined.T72]/[zip_code_data_tx_travis_williamson_hays_combined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zip_code_data_tx_travis_williamson_hays_combined.V72]/[zip_code_data_tx_travis_williamson_hays_combined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zip_code_data_tx_travis_williamson_hays_combined.S76]/[zip_code_data_tx_travis_williamson_hays_combined.D76]" office:value-type="percentage" office:value="5.27654719680555" calcext:value-type="percentage">
            <text:p>527.65%</text:p>
          </table:table-cell>
          <table:table-cell table:formula="of:=[zip_code_data_tx_travis_williamson_hays_combined.M76]/[zip_code_data_tx_travis_williamson_hays_combined.D76]" office:value-type="percentage" office:value="10.79844387094" calcext:value-type="percentage">
            <text:p>1079.84%</text:p>
          </table:table-cell>
          <table:table-cell table:formula="of:=[zip_code_data_tx_travis_williamson_hays_combined.O76]+[zip_code_data_tx_travis_williamson_hays_combined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zip_code_data_tx_travis_williamson_hays_combined.N76]/[zip_code_data_tx_travis_williamson_hays_combined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zip_code_data_tx_travis_williamson_hays_combined.P76]/[zip_code_data_tx_travis_williamson_hays_combined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zip_code_data_tx_travis_williamson_hays_combined.R76]/[zip_code_data_tx_travis_williamson_hays_combined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zip_code_data_tx_travis_williamson_hays_combined.T76]/[zip_code_data_tx_travis_williamson_hays_combined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zip_code_data_tx_travis_williamson_hays_combined.V76]/[zip_code_data_tx_travis_williamson_hays_combined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zip_code_data_tx_travis_williamson_hays_combined.S79]/[zip_code_data_tx_travis_williamson_hays_combined.D79]" office:value-type="percentage" office:value="5.6600232706527" calcext:value-type="percentage">
            <text:p>566.00%</text:p>
          </table:table-cell>
          <table:table-cell table:formula="of:=[zip_code_data_tx_travis_williamson_hays_combined.M79]/[zip_code_data_tx_travis_williamson_hays_combined.D79]" office:value-type="percentage" office:value="8.2348083924483" calcext:value-type="percentage">
            <text:p>823.48%</text:p>
          </table:table-cell>
          <table:table-cell table:formula="of:=[zip_code_data_tx_travis_williamson_hays_combined.O79]+[zip_code_data_tx_travis_williamson_hays_combined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zip_code_data_tx_travis_williamson_hays_combined.N79]/[zip_code_data_tx_travis_williamson_hays_combined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zip_code_data_tx_travis_williamson_hays_combined.P79]/[zip_code_data_tx_travis_williamson_hays_combined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zip_code_data_tx_travis_williamson_hays_combined.R79]/[zip_code_data_tx_travis_williamson_hays_combined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zip_code_data_tx_travis_williamson_hays_combined.T79]/[zip_code_data_tx_travis_williamson_hays_combined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zip_code_data_tx_travis_williamson_hays_combined.V79]/[zip_code_data_tx_travis_williamson_hays_combined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0" table:default-cell-style-name="ce20"/>
        <table:table-column table:style-name="co34" table:default-cell-style-name="ce24"/>
        <table:table-column table:style-name="co30" table:default-cell-style-name="Default"/>
        <table:table-column table:style-name="co35" table:default-cell-style-name="Default"/>
        <table:table-column table:style-name="co30" table:number-columns-repeated="1017" table:default-cell-style-name="Default"/>
        <table:table-row table:style-name="ro1">
          <table:table-cell table:style-name="ce6" office:value-type="string" calcext:value-type="string">
            <text:p>Zi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Number of Units Available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2" table:number-rows-spanned="1">
            <text:p>Belterra, Cedar Valley West, Bear Creek</text:p>
          </table:table-cell>
          <table:covered-table-cell table:style-name="ce6"/>
          <table:table-cell table:style-name="ce6" table:number-columns-repeated="5"/>
          <table:table-cell table:number-columns-repeated="1017"/>
        </table:table-row>
        <table:table-row table:style-name="ro1">
          <table:table-cell table:style-name="ce8" office:value-type="float" office:value="78737" calcext:value-type="float">
            <text:p>78737</text:p>
          </table:table-cell>
          <table:table-cell table:style-name="ce8" office:value-type="string" calcext:value-type="string">
            <text:p>Belterra Springs</text:p>
          </table:table-cell>
          <table:table-cell table:style-name="ce8" office:value-type="string" calcext:value-type="string">
            <text:p>761 Trinity Hills Drive, Austin, TX 78737</text:p>
          </table:table-cell>
          <table:table-cell table:style-name="ce19" office:value-type="currency" office:currency="USD" office:value="1505" calcext:value-type="currency">
            <text:p>$1,505</text:p>
          </table:table-cell>
          <table:table-cell table:style-name="ce23" office:value-type="float" office:value="1120" calcext:value-type="float">
            <text:p>1,120</text:p>
          </table:table-cell>
          <table:table-cell table:style-name="ce19" office:value-type="currency" office:currency="USD" office:value="350" calcext:value-type="currency">
            <text:p>$350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number-columns-repeated="1017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20"/>
          <table:table-cell table:number-columns-repeated="101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7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1019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20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585" calcext:value-type="currency">
            <text:p>$1,585</text:p>
          </table:table-cell>
          <table:table-cell office:value-type="float" office:value="1109" calcext:value-type="float">
            <text:p>1,10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Settler’s Creek</text:p>
          </table:table-cell>
          <table:table-cell table:style-name="ce9" office:value-type="string" calcext:value-type="string">
            <text:p>8001 TX-71, Austin, TX 78735</text:p>
          </table:table-cell>
          <table:table-cell table:style-name="ce21" office:value-type="currency" office:currency="USD" office:value="1070" calcext:value-type="currency">
            <text:p>$1,070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ll Hill Country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260" calcext:value-type="currency">
            <text:p>$1,260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Ridge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345" calcext:value-type="currency">
            <text:p>$1,345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Hills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372" calcext:value-type="currency">
            <text:p>$1,372</text:p>
          </table:table-cell>
          <table:table-cell table:style-name="ce25" office:value-type="float" office:value="1144" calcext:value-type="float">
            <text:p>1,144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udson Miramont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79" calcext:value-type="currency">
            <text:p>$1,37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Preserve at Travis Creek</text:p>
          </table:table-cell>
          <table:table-cell table:style-name="ce9" office:value-type="string" calcext:value-type="string">
            <text:p>5604 Southwest Parkway, Austin, TX 78735</text:p>
          </table:table-cell>
          <table:table-cell table:style-name="ce21" office:value-type="currency" office:currency="USD" office:value="1448" calcext:value-type="currency">
            <text:p>$1,448</text:p>
          </table:table-cell>
          <table:table-cell table:style-name="ce25" office:value-type="float" office:value="912" calcext:value-type="float">
            <text:p>912</text:p>
          </table:table-cell>
          <table:table-cell table:style-name="ce21" office:value-type="currency" office:currency="USD" office:value="0" calcext:value-type="currency">
            <text:p>$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arton Creek Villas</text:p>
          </table:table-cell>
          <table:table-cell table:style-name="ce9" office:value-type="string" calcext:value-type="string">
            <text:p>2716 Barton Creek Blvd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1050" calcext:value-type="float">
            <text:p>1,050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Camden Gaines Ranch</text:p>
          </table:table-cell>
          <table:table-cell table:style-name="ce9" office:value-type="string" calcext:value-type="string">
            <text:p>4424 Gaines Ranch Loop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902" calcext:value-type="float">
            <text:p>902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AMLI Covered Bridge</text:p>
          </table:table-cell>
          <table:table-cell table:style-name="ce9" office:value-type="string" calcext:value-type="string">
            <text:p>8715 TX-71, Austin, TX 78735</text:p>
          </table:table-cell>
          <table:table-cell table:style-name="ce21" office:value-type="currency" office:currency="USD" office:value="1505" calcext:value-type="currency">
            <text:p>$1,505</text:p>
          </table:table-cell>
          <table:table-cell table:style-name="ce25" office:value-type="float" office:value="1083" calcext:value-type="float">
            <text:p>1,0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Vista Hills Condos</text:p>
          </table:table-cell>
          <table:table-cell table:style-name="ce9" office:value-type="string" calcext:value-type="string">
            <text:p>7701 Rialto Blvd., Austin, TX 78735</text:p>
          </table:table-cell>
          <table:table-cell table:style-name="ce21" office:value-type="currency" office:currency="USD" office:value="1575" calcext:value-type="currency">
            <text:p>$1,575</text:p>
          </table:table-cell>
          <table:table-cell table:style-name="ce25" office:value-type="float" office:value="1359" calcext:value-type="float">
            <text:p>1,359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dmark Conservancy</text:p>
          </table:table-cell>
          <table:table-cell table:style-name="ce9" office:value-type="string" calcext:value-type="string">
            <text:p>9301 Old Bee Cave Road, Austin, TX 78735</text:p>
          </table:table-cell>
          <table:table-cell table:style-name="ce21" office:value-type="currency" office:currency="USD" office:value="1639" calcext:value-type="currency">
            <text:p>$1,639</text:p>
          </table:table-cell>
          <table:table-cell table:style-name="ce25" office:value-type="float" office:value="1100" calcext:value-type="float">
            <text:p>1,100</text:p>
          </table:table-cell>
          <table:table-cell table:style-name="ce21" office:value-type="currency" office:currency="USD" office:value="500" calcext:value-type="currency">
            <text:p>$500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Pearl Lantana</text:p>
          </table:table-cell>
          <table:table-cell table:style-name="ce9" office:value-type="string" calcext:value-type="string">
            <text:p>6401 Rialto Blvd, Austin, TX 78735</text:p>
          </table:table-cell>
          <table:table-cell table:style-name="ce21" office:value-type="currency" office:currency="USD" office:value="1708" calcext:value-type="currency">
            <text:p>$1,708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750" calcext:value-type="currency">
            <text:p>$7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Windsor Lantana Hills</text:p>
          </table:table-cell>
          <table:table-cell table:style-name="ce9" office:value-type="string" calcext:value-type="string">
            <text:p>6601 Rialto Blvd, Austin, TX 78735</text:p>
          </table:table-cell>
          <table:table-cell table:style-name="ce21" office:value-type="currency" office:currency="USD" office:value="1848" calcext:value-type="currency">
            <text:p>$1,848</text:p>
          </table:table-cell>
          <table:table-cell table:style-name="ce25" office:value-type="float" office:value="1120" calcext:value-type="float">
            <text:p>1,120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Santal</text:p>
          </table:table-cell>
          <table:table-cell table:style-name="ce9" office:value-type="string" calcext:value-type="string">
            <text:p>7624 Tecoma Circle, Austin, TX 78735</text:p>
          </table:table-cell>
          <table:table-cell table:style-name="ce21" office:value-type="currency" office:currency="USD" office:value="1950" calcext:value-type="currency">
            <text:p>$1,950</text:p>
          </table:table-cell>
          <table:table-cell table:style-name="ce25" office:value-type="float" office:value="1181" calcext:value-type="float">
            <text:p>1,181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anover Oak Hill</text:p>
          </table:table-cell>
          <table:table-cell table:style-name="ce9" office:value-type="string" calcext:value-type="string">
            <text:p>6701 Rialto Blvd, Austin, TX 78735</text:p>
          </table:table-cell>
          <table:table-cell table:style-name="ce21" office:value-type="currency" office:currency="USD" office:value="1980" calcext:value-type="currency">
            <text:p>$1,980</text:p>
          </table:table-cell>
          <table:table-cell table:style-name="ce25" office:value-type="float" office:value="1165" calcext:value-type="float">
            <text:p>1,165</text:p>
          </table:table-cell>
          <table:table-cell/>
          <table:table-cell table:style-name="ce9" office:value-type="string" calcext:value-type="string">
            <text:p>12 after opening summer 201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e Cave Vistas Townhomes</text:p>
          </table:table-cell>
          <table:table-cell table:style-name="ce9" office:value-type="string" calcext:value-type="string">
            <text:p>6100 Steep Cactus Trail, Austin, TX 78735</text:p>
          </table:table-cell>
          <table:table-cell table:style-name="ce21" office:value-type="currency" office:currency="USD" office:value="2155" calcext:value-type="currency">
            <text:p>$2,155</text:p>
          </table:table-cell>
          <table:table-cell table:style-name="ce25" office:value-type="float" office:value="1396" calcext:value-type="float">
            <text:p>1,396</text:p>
          </table:table-cell>
          <table:table-cell table:style-name="ce21" office:value-type="currency" office:currency="USD" office:value="1000" calcext:value-type="currency">
            <text:p>$1,000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3" office:value-type="float" office:value="78641" calcext:value-type="float">
            <text:p>78641</text:p>
          </table:table-cell>
          <table:table-cell table:style-name="ce16" office:value-type="string" calcext:value-type="string">
            <text:p>Nameless Hollow Duplexes</text:p>
          </table:table-cell>
          <table:table-cell table:style-name="ce9" office:value-type="string" calcext:value-type="string">
            <text:p>23393 Nameless Rd, Leander, TX 78641</text:p>
          </table:table-cell>
          <table:table-cell table:style-name="ce21" office:value-type="currency" office:currency="USD" office:value="1095" calcext:value-type="currency">
            <text:p>$1,095</text:p>
          </table:table-cell>
          <table:table-cell table:style-name="ce9" office:value-type="float" office:value="900" calcext:value-type="float">
            <text:p>900</text:p>
          </table:table-cell>
          <table:table-cell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Georgetown West, Cimarron Hill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20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15" office:value-type="float" office:value="78626" calcext:value-type="float">
            <text:p>78626</text:p>
          </table:table-cell>
          <table:table-cell table:style-name="ce15" office:value-type="string" calcext:value-type="string">
            <text:p>302 North</text:p>
          </table:table-cell>
          <table:table-cell table:style-name="ce15" office:value-type="string" calcext:value-type="string">
            <text:p>302 Apple Creek Drive, Georgetown, TX 78626 </text:p>
          </table:table-cell>
          <table:table-cell table:style-name="ce22" office:value-type="currency" office:currency="USD" office:value="1050" calcext:value-type="currency">
            <text:p>$1,050</text:p>
          </table:table-cell>
          <table:table-cell table:style-name="ce15" office:value-type="float" office:value="902" calcext:value-type="float">
            <text:p>902</text:p>
          </table:table-cell>
          <table:table-cell table:style-name="ce26" office:value-type="currency" office:currency="USD" office:value="500" calcext:value-type="currency">
            <text:p>$50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20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20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20"/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tels List" table:style-name="ta1">
        <table:table-column table:style-name="co36" table:default-cell-style-name="Default"/>
        <table:table-column table:style-name="co37" table:default-cell-style-name="ce20"/>
        <table:table-column table:style-name="co38" table:default-cell-style-name="ce27"/>
        <table:table-column table:style-name="co39" table:default-cell-style-name="ce30"/>
        <table:table-column table:style-name="co40" table:default-cell-style-name="ce20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0" table:number-columns-repeated="1014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2-Week Nightly Quote</text:p>
          </table:table-cell>
          <table:table-cell table:style-name="ce6" office:value-type="string" calcext:value-type="string">
            <text:p>Poor/Terrible Ratings</text:p>
          </table:table-cell>
          <table:table-cell table:style-name="ce6" office:value-type="string" calcext:value-type="string">
            <text:p>TripAdvisor Rating</text:p>
          </table:table-cell>
          <table:table-cell table:style-name="ce6" office:value-type="string" calcext:value-type="string">
            <text:p>Median Income Zip Code</text:p>
          </table:table-cell>
          <table:table-cell table:style-name="ce6" office:value-type="string" calcext:value-type="string">
            <text:p>Neighborhood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Studio 6 Buda</text:p>
          </table:table-cell>
          <table:table-cell table:style-name="ce26" office:value-type="currency" office:currency="USD" office:value="76" calcext:value-type="currency">
            <text:p>$76</text:p>
          </table:table-cell>
          <table:table-cell table:style-name="ce28" office:value-type="percentage" office:value="0.06" calcext:value-type="percentage">
            <text:p>6%</text:p>
          </table:table-cell>
          <table:table-cell table:style-name="ce31" office:value-type="float" office:value="4.5" calcext:value-type="float">
            <text:p>4.5</text:p>
          </table:table-cell>
          <table:table-cell table:style-name="ce26" office:value-type="currency" office:currency="USD" office:value="78583" calcext:value-type="currency">
            <text:p>$78,583</text:p>
          </table:table-cell>
          <table:table-cell table:style-name="ce15" office:value-type="string" calcext:value-type="string">
            <text:p>Buda</text:p>
          </table:table-cell>
          <table:table-cell table:style-name="ce15" office:value-type="float" office:value="78610" calcext:value-type="float">
            <text:p>78610</text:p>
          </table:table-cell>
          <table:table-cell table:style-name="ce15" office:value-type="string" calcext:value-type="string">
            <text:p>5163 Overpass Rd, I-35 &amp; Niederwald, Buda, TX 78610</text:p>
          </table:table-cell>
          <table:table-cell table:style-name="ce15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15" office:value-type="string" calcext:value-type="string">
            <text:p>Sleep Inn &amp; Suites Killeen</text:p>
          </table:table-cell>
          <table:table-cell table:style-name="ce26" office:value-type="currency" office:currency="USD" office:value="58" calcext:value-type="currency">
            <text:p>$58</text:p>
          </table:table-cell>
          <table:table-cell table:style-name="ce28" office:value-type="percentage" office:value="0.07" calcext:value-type="percentage">
            <text:p>7%</text:p>
          </table:table-cell>
          <table:table-cell table:style-name="ce31" office:value-type="float" office:value="4" calcext:value-type="float">
            <text:p>4.0</text:p>
          </table:table-cell>
          <table:table-cell table:style-name="ce26" office:value-type="currency" office:currency="USD" office:value="31161" calcext:value-type="currency">
            <text:p>$31,161</text:p>
          </table:table-cell>
          <table:table-cell table:style-name="ce15" office:value-type="string" calcext:value-type="string">
            <text:p>Killeen</text:p>
          </table:table-cell>
          <table:table-cell table:style-name="ce15" office:value-type="float" office:value="76541" calcext:value-type="float">
            <text:p>76541</text:p>
          </table:table-cell>
          <table:table-cell table:style-name="ce15" office:value-type="string" calcext:value-type="string">
            <text:p>700 E Central Texas Expy, Hwy 190 &amp; Gateway Blvd, Killeen, TX 76541</text:p>
          </table:table-cell>
          <table:table-cell table:style-name="ce15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8" office:value-type="string" calcext:value-type="string">
            <text:p>Candlewood Suites Austin N-Cedar Park</text:p>
          </table:table-cell>
          <table:table-cell table:style-name="ce19" office:value-type="currency" office:currency="USD" office:value="70" calcext:value-type="currency">
            <text:p>$70</text:p>
          </table:table-cell>
          <table:table-cell table:style-name="ce29" office:value-type="percentage" office:value="0.07" calcext:value-type="percentage">
            <text:p>7%</text:p>
          </table:table-cell>
          <table:table-cell table:style-name="ce32" office:value-type="float" office:value="4.5" calcext:value-type="float">
            <text:p>4.5</text:p>
          </table:table-cell>
          <table:table-cell table:style-name="ce19" office:value-type="currency" office:currency="USD" office:value="94809" calcext:value-type="currency">
            <text:p>$94,809</text:p>
          </table:table-cell>
          <table:table-cell table:style-name="ce8" office:value-type="string" calcext:value-type="string">
            <text:p>Cedar Park</text:p>
          </table:table-cell>
          <table:table-cell table:style-name="ce8" office:value-type="float" office:value="78613" calcext:value-type="float">
            <text:p>78613</text:p>
          </table:table-cell>
          <table:table-cell table:style-name="ce8" office:value-type="string" calcext:value-type="string">
            <text:p>1100 Cottonwood Creek Trl, Cedar Park, TX 78613</text:p>
          </table:table-cell>
          <table:table-cell table:style-name="ce8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8" table:number-columns-repeated="1015"/>
        </table:table-row>
        <table:table-row table:style-name="ro1">
          <table:table-cell table:style-name="ce8" office:value-type="string" calcext:value-type="string">
            <text:p>Candlewood Suites Georgetown</text:p>
          </table:table-cell>
          <table:table-cell table:style-name="ce19" office:value-type="currency" office:currency="USD" office:value="74" calcext:value-type="currency">
            <text:p>$74</text:p>
          </table:table-cell>
          <table:table-cell table:style-name="ce29" office:value-type="percentage" office:value="0.1" calcext:value-type="percentage">
            <text:p>10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85219" calcext:value-type="currency">
            <text:p>$85,219</text:p>
          </table:table-cell>
          <table:table-cell table:style-name="ce8" office:value-type="string" calcext:value-type="string">
            <text:p>Georgetown</text:p>
          </table:table-cell>
          <table:table-cell table:style-name="ce8" office:value-type="float" office:value="78628" calcext:value-type="float">
            <text:p>78628</text:p>
          </table:table-cell>
          <table:table-cell table:style-name="ce8" office:value-type="string" calcext:value-type="string">
            <text:p>451 N Interstate 35, Georgetown, TX 78628</text:p>
          </table:table-cell>
          <table:table-cell table:style-name="ce8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Signature Austin South Central</text:p>
          </table:table-cell>
          <table:table-cell table:style-name="ce19" office:value-type="currency" office:currency="USD" office:value="63" calcext:value-type="currency">
            <text:p>$63</text:p>
          </table:table-cell>
          <table:table-cell table:style-name="ce29" office:value-type="percentage" office:value="0.18" calcext:value-type="percentage">
            <text:p>18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45691" calcext:value-type="currency">
            <text:p>$45,691</text:p>
          </table:table-cell>
          <table:table-cell table:style-name="ce8" office:value-type="string" calcext:value-type="string">
            <text:p>Austin South</text:p>
          </table:table-cell>
          <table:table-cell table:style-name="ce8" office:value-type="float" office:value="78744" calcext:value-type="float">
            <text:p>78744</text:p>
          </table:table-cell>
          <table:table-cell table:style-name="ce8" office:value-type="string" calcext:value-type="string">
            <text:p>4911 N Interstate 35 Frontage Rd, Intersection: Teri Road from I-35, Austin, TX 78744</text:p>
          </table:table-cell>
          <table:table-cell table:style-name="ce8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33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Austin Round Rock</text:p>
          </table:table-cell>
          <table:table-cell table:style-name="ce19" office:value-type="currency" office:currency="USD" office:value="50" calcext:value-type="currency">
            <text:p>$50</text:p>
          </table:table-cell>
          <table:table-cell table:style-name="ce29" office:value-type="percentage" office:value="0.23" calcext:value-type="percentage">
            <text:p>23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102528" calcext:value-type="currency">
            <text:p>$102,528</text:p>
          </table:table-cell>
          <table:table-cell table:style-name="ce8" office:value-type="string" calcext:value-type="string">
            <text:p>Round Rock</text:p>
          </table:table-cell>
          <table:table-cell table:style-name="ce8" office:value-type="float" office:value="78681" calcext:value-type="float">
            <text:p>78681</text:p>
          </table:table-cell>
          <table:table-cell table:style-name="ce8" office:value-type="string" calcext:value-type="string">
            <text:p>1950 N Interstate 35, I-35 &amp; Old Settlers Blvd, Round Rock, TX 78681</text:p>
          </table:table-cell>
          <table:table-cell table:style-name="ce8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table:table-column table:style-name="co46" table:default-cell-style-name="Default"/>
        <table:table-column table:style-name="co47" table:default-cell-style-name="ce6"/>
        <table:table-column table:style-name="co48" table:default-cell-style-name="ce40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0" table:default-cell-style-name="ce27"/>
        <table:table-column table:style-name="co51" table:default-cell-style-name="ce30"/>
        <table:table-column table:style-name="co51" table:default-cell-style-name="ce24"/>
        <table:table-column table:style-name="co52" table:default-cell-style-name="ce30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ce20"/>
        <table:table-column table:style-name="co59" table:default-cell-style-name="Default"/>
        <table:table-column table:style-name="co60" table:default-cell-style-name="ce20"/>
        <table:table-column table:style-name="co61" table:default-cell-style-name="Default"/>
        <table:table-column table:style-name="co6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62" table:default-cell-style-name="Default"/>
        <table:table-column table:style-name="co30" table:number-columns-repeated="5" table:default-cell-style-name="Default"/>
        <table:table-column table:style-name="co63" table:default-cell-style-name="Default"/>
        <table:table-column table:style-name="co30" table:number-columns-repeated="2" table:default-cell-style-name="Default"/>
        <table:table-column table:style-name="co62" table:default-cell-style-name="Default"/>
        <table:table-column table:style-name="co64" table:default-cell-style-name="Default"/>
        <table:table-column table:style-name="co30" table:default-cell-style-name="Default"/>
        <table:table-row table:style-name="ro2">
          <table:table-cell table:style-name="ce34" office:value-type="string" calcext:value-type="string">
            <text:p>Zip Code</text:p>
          </table:table-cell>
          <table:table-cell table:style-name="ce34" office:value-type="string" calcext:value-type="string">
            <text:p>Name</text:p>
          </table:table-cell>
          <table:table-cell table:style-name="ce6" office:value-type="string" calcext:value-type="string">
            <text:p>Avg.</text:p>
            <text:p>Rating</text:p>
          </table:table-cell>
          <table:table-cell table:style-name="ce6" office:value-type="string" calcext:value-type="string">
            <text:p>Yelp</text:p>
            <text:p>Rating</text:p>
          </table:table-cell>
          <table:table-cell table:style-name="ce6" office:value-type="string" calcext:value-type="string">
            <text:p># of Yelp</text:p>
            <text:p>Reviews</text:p>
          </table:table-cell>
          <table:table-cell table:style-name="ce6" office:value-type="string" calcext:value-type="string">
            <text:p>ApartmentRatings</text:p>
            <text:p>Score</text:p>
          </table:table-cell>
          <table:table-cell table:style-name="ce6" office:value-type="string" calcext:value-type="string">
            <text:p>ApartmentRatings</text:p>
            <text:p>Recommendation</text:p>
            <text:p>Score</text:p>
          </table:table-cell>
          <table:table-cell table:style-name="ce6" office:value-type="string" calcext:value-type="string">
            <text:p>Google</text:p>
            <text:p>Reviews</text:p>
            <text:p>Score</text:p>
          </table:table-cell>
          <table:table-cell table:style-name="ce6" office:value-type="string" calcext:value-type="string">
            <text:p># of</text:p>
            <text:p>Google</text:p>
            <text:p>Reviews</text:p>
          </table:table-cell>
          <table:table-cell table:style-name="ce6" office:value-type="string" calcext:value-type="string">
            <text:p>Entry/Exit</text:p>
            <text:p>Score</text:p>
          </table:table-cell>
          <table:table-cell table:style-name="ce6" office:value-type="string" calcext:value-type="string">
            <text:p>Entry/Exit</text:p>
            <text:p>Comments</text:p>
          </table:table-cell>
          <table:table-cell table:style-name="ce6" office:value-type="string" calcext:value-type="string">
            <text:p>Year</text:p>
            <text:p>Built</text:p>
          </table:table-cell>
          <table:table-cell table:style-name="ce6" office:value-type="string" calcext:value-type="string">
            <text:p># of</text:p>
            <text:p>Floors</text:p>
          </table:table-cell>
          <table:table-cell table:style-name="ce6" office:value-type="string" calcext:value-type="string">
            <text:p>Unit</text:p>
            <text:p>Count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# of Available Units</text:p>
          </table:table-cell>
          <table:table-cell table:style-name="ce6" office:value-type="string" calcext:value-type="string">
            <text:p>Avg</text:p>
            <text:p>Commute</text:p>
            <text:p>No Traffic</text:p>
            <text:p/>
          </table:table-cell>
          <table:table-cell table:style-name="ce6" office:value-type="string" calcext:value-type="string">
            <text:p>Commute</text:p>
            <text:p>Apple NW</text:p>
            <text:p>No traffic</text:p>
          </table:table-cell>
          <table:table-cell table:style-name="ce6" office:value-type="string" calcext:value-type="string">
            <text:p>Commute</text:p>
            <text:p>Google Downtown</text:p>
            <text:p>No traffic</text:p>
          </table:table-cell>
          <table:table-cell table:style-name="ce6" office:value-type="string" calcext:value-type="string">
            <text:p>Avg</text:p>
            <text:p>Commute</text:p>
            <text:p>Morning</text:p>
          </table:table-cell>
          <table:table-cell table:style-name="ce6" office:value-type="string" calcext:value-type="string">
            <text:p>Commute</text:p>
            <text:p>Apple NW</text:p>
            <text:p>8AM</text:p>
          </table:table-cell>
          <table:table-cell table:style-name="ce6" office:value-type="string" calcext:value-type="string">
            <text:p>Commute</text:p>
            <text:p>Google</text:p>
            <text:p>Downtown</text:p>
            <text:p>8AM</text:p>
          </table:table-cell>
          <table:table-cell table:style-name="ce6" office:value-type="string" calcext:value-type="string">
            <text:p>Commute</text:p>
            <text:p>WeWork</text:p>
            <text:p>Domain</text:p>
            <text:p>7:30 AM</text:p>
          </table:table-cell>
          <table:table-cell table:style-name="ce6" office:value-type="string" calcext:value-type="string">
            <text:p>Commute</text:p>
            <text:p>WeWork</text:p>
            <text:p>Congress</text:p>
            <text:p>7:30 AM</text:p>
          </table:table-cell>
          <table:table-cell table:style-name="ce6" office:value-type="string" calcext:value-type="string">
            <text:p>Commute</text:p>
            <text:p>AUS</text:p>
            <text:p>Airport</text:p>
            <text:p>6 AM</text:p>
          </table:table-cell>
          <table:table-cell table:style-name="ce6" office:value-type="string" calcext:value-type="string">
            <text:p>Wal-Mart</text:p>
            <text:p>Sat 1PM</text:p>
            <text:p>Worst</text:p>
            <text:p>Case</text:p>
          </table:table-cell>
          <table:table-cell table:style-name="ce6" office:value-type="string" calcext:value-type="string">
            <text:p>Target</text:p>
            <text:p>Sat 1PM</text:p>
            <text:p>Worst</text:p>
            <text:p>Case</text:p>
          </table:table-cell>
          <table:table-cell table:style-name="ce6" office:value-type="string" calcext:value-type="string">
            <text:p>Walk</text:p>
            <text:p>Time</text:p>
            <text:p>Nearest</text:p>
            <text:p>Supermarket</text:p>
          </table:table-cell>
          <table:table-cell table:style-name="ce6" office:value-type="string" calcext:value-type="string">
            <text:p>Commute</text:p>
            <text:p>Nearest</text:p>
            <text:p>Hospital</text:p>
            <text:p>8AM</text:p>
          </table:table-cell>
          <table:table-cell table:style-name="ce6" office:value-type="string" calcext:value-type="string">
            <text:p>Nearest</text:p>
            <text:p>Hospital</text:p>
          </table:table-cell>
          <table:table-cell table:style-name="ce6" office:value-type="string" calcext:value-type="string">
            <text:p>Public Transit</text:p>
            <text:p>Commute</text:p>
            <text:p>Google</text:p>
            <text:p>Downtown</text:p>
            <text:p>Weekday AM</text:p>
          </table:table-cell>
        </table:table-row>
        <table:table-row table:style-name="ro1">
          <table:table-cell table:style-name="ce35" office:value-type="string" calcext:value-type="string" table:number-columns-spanned="2" table:number-rows-spanned="1">
            <text:p>Steiner Ranch, Comanche Village, Riverplace, Westminster</text:p>
          </table:table-cell>
          <table:covered-table-cell table:style-name="ce38"/>
          <table:table-cell table:style-name="ce38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formula="of:=AVERAGE(['Short List'.W3:.W7])" office:value-type="float" office:value="40.45" calcext:value-type="float">
            <text:p>40.45</text:p>
          </table:table-cell>
          <table:table-cell table:number-columns-repeated="11"/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liveatravina.com/" xlink:type="simple">Ravina</text:a></text:p>
          </table:table-cell>
          <table:table-cell table:formula="of:=AVERAGE(['Short List'.D3];['Short List'.F3];['Short List'.H3])" office:value-type="float" office:value="3.13333333333333" calcext:value-type="float">
            <text:p>3.13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style-name="ce30" office:value-type="float" office:value="3.7" calcext:value-type="float">
            <text:p>3.7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3.2" calcext:value-type="float">
            <text:p>3.2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24" office:value-type="string" calcext:value-type="string">
            <text:p>2 exits onto 2 different streets.</text:p>
            <text:p>One exits onto county highway,</text:p>
            <text:p>While other exits onto cul-de-sac</text:p>
            <text:p>Of side street. No divider at highway</text:p>
            <text:p>Entry, but divider is at complex gate.</text:p>
          </table:table-cell>
          <table:table-cell table:style-name="ce55" office:value-type="float" office:value="2000" calcext:value-type="float">
            <text:p>200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99" calcext:value-type="float">
            <text:p>499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ce24" office:value-type="float" office:value="1075" calcext:value-type="float">
            <text:p>1,075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'Short List'.U3:.V3])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AVERAGE(['Short List'.X3:.AA3])" office:value-type="float" office:value="35.75" calcext:value-type="float">
            <text:p>35.7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bellapartmentliving.com/tx/austin/bell-four-points/index.aspx" xlink:type="simple">Bell Four Points</text:a></text:p>
          </table:table-cell>
          <table:table-cell table:formula="of:=AVERAGE(['Short List'.D4];['Short List'.F4];['Short List'.H4])" office:value-type="float" office:value="3.33333333333333" calcext:value-type="float">
            <text:p>3.33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table:style-name="ce30" office:value-type="float" office:value="4.1" calcext:value-type="float">
            <text:p>4.1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3.4" calcext:value-type="float">
            <text:p>3.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.0</text:p>
          </table:table-cell>
          <table:table-cell table:style-name="ce24" office:value-type="string" calcext:value-type="string">
            <text:p>3 exits. Large divided exit shared with</text:p>
            <text:p>Target onto county hwy. Another</text:p>
            <text:p>Large undivided exit onto county</text:p>
            <text:p>Highway. Undivided exit onto 4-lane</text:p>
            <text:p>Street.</text:p>
          </table:table-cell>
          <table:table-cell table:style-name="ce55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7" calcext:value-type="float">
            <text:p>347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250" calcext:value-type="currency">
            <text:p>$1,250</text:p>
          </table:table-cell>
          <table:table-cell table:style-name="ce24" office:value-type="float" office:value="896" calcext:value-type="float">
            <text:p>896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formula="of:=AVERAGE(['Short List'.U4:.V4])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AVERAGE(['Short List'.X4:.AA4])" office:value-type="float" office:value="41.25" calcext:value-type="float">
            <text:p>41.2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aylor Scott &amp;</text:p>
            <text:p>White Medical</text:p>
            <text:p>Center – Lakeway</text:p>
          </table:table-cell>
          <table:table-cell office:value-type="float" office:value="82" calcext:value-type="float">
            <text:p>82</text:p>
          </table:table-cell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bridgehead.jonesaptmgmt.com/" xlink:type="simple">Bridgehead</text:a></text:p>
          </table:table-cell>
          <table:table-cell table:formula="of:=AVERAGE(['Short List'.D5];['Short List'.F5];['Short List'.H5])" office:value-type="float" office:value="3.7" calcext:value-type="float">
            <text:p>3.70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style-name="ce30" office:value-type="float" office:value="4" calcext:value-type="float">
            <text:p>4.0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3.6" calcext:value-type="float">
            <text:p>3.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.0</text:p>
          </table:table-cell>
          <table:table-cell table:style-name="ce24" office:value-type="string" calcext:value-type="string">
            <text:p>2 undivided exits onto 2-lane</text:p>
            <text:p>Side street with cul-de-sac terminus.</text:p>
          </table:table-cell>
          <table:table-cell table:style-name="ce55" office:value-type="float" office:value="1985" calcext:value-type="float">
            <text:p>198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33" calcext:value-type="float">
            <text:p>133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ce24" office:value-type="float" office:value="983" calcext:value-type="float">
            <text:p>983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'Short List'.U5:.V5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6" table:formula="of:=AVERAGE(['Short List'.X5:.AA5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4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://www.teamprice.com/montevista-condo.php" xlink:type="simple">Monte Vista Condos</text:a></text:p>
          </table:table-cell>
          <table:table-cell table:formula="of:=AVERAGE(['Short List'.D6];['Short List'.F6];['Short List'.H6])" office:value-type="float" office:value="2.7" calcext:value-type="float">
            <text:p>2.70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1" calcext:value-type="percentage">
            <text:p>1%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table:style-name="ce24" office:value-type="string" calcext:value-type="string">
            <text:p>2 exits both with dividers both</text:p>
            <text:p>Onto 2-lane streets. One exits near</text:p>
            <text:p>Cul-de-sac of side street.</text:p>
          </table:table-cell>
          <table:table-cell table:style-name="ce55" office:value-type="float" office:value="1992" calcext:value-type="float">
            <text:p>199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8" calcext:value-type="float">
            <text:p>348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295" calcext:value-type="currency">
            <text:p>$1,295</text:p>
          </table:table-cell>
          <table:table-cell table:style-name="ce24" office:value-type="float" office:value="814" calcext:value-type="float">
            <text:p>814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'Short List'.U6:.V6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6" table:formula="of:=AVERAGE(['Short List'.X6:.AA6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5">
          <table:table-cell office:value-type="float" office:value="78732" calcext:value-type="float">
            <text:p>78732</text:p>
          </table:table-cell>
          <table:table-cell office:value-type="string" calcext:value-type="string">
            <text:p><text:a xlink:href="https://www.bellapartmentliving.com/tx/austin/bell-steiner-ranch/index.aspx" xlink:type="simple">Bell Steiner Ranch</text:a></text:p>
          </table:table-cell>
          <table:table-cell table:formula="of:=AVERAGE(['Short List'.D7];['Short List'.F7];['Short List'.H7])" office:value-type="float" office:value="3.26666666666667" calcext:value-type="float">
            <text:p>3.27</text:p>
          </table:table-cell>
          <table:table-cell table:style-name="ce30" office:value-type="float" office:value="2" calcext:value-type="float">
            <text:p>2.0</text:p>
          </table:table-cell>
          <table:table-cell office:value-type="float" office:value="27" calcext:value-type="float">
            <text:p>27</text:p>
          </table:table-cell>
          <table:table-cell office:value-type="float" office:value="3.8" calcext:value-type="float">
            <text:p>3.8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4" calcext:value-type="float">
            <text:p>4.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.0</text:p>
          </table:table-cell>
          <table:table-cell table:style-name="ce24" office:value-type="string" calcext:value-type="string">
            <text:p>2 exits onto the same 2-lane Street. One</text:p>
            <text:p>exit has divider. Exit w/o divider has</text:p>
            <text:p>Superior visibility.</text:p>
          </table:table-cell>
          <table:table-cell table:style-name="ce55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19" calcext:value-type="float">
            <text:p>319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685" calcext:value-type="currency">
            <text:p>$1,685</text:p>
          </table:table-cell>
          <table:table-cell table:style-name="ce24" office:value-type="float" office:value="1084" calcext:value-type="float">
            <text:p>1,084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'Short List'.U7:.V7])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AVERAGE(['Short List'.X7:.AA7])" office:value-type="float" office:value="66.25" calcext:value-type="float">
            <text:p>66.2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ylor Scott</text:p>
            <text:p>&amp; White Medical</text:p>
            <text:p>Center – Lakeway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30"/>
          <table:table-cell table:number-columns-repeated="6"/>
          <table:table-cell table:style-name="ce24" table:number-columns-repeated="4"/>
          <table:table-cell table:style-name="ce6" office:value-type="string" calcext:value-type="string">
            <text:p>Average Rent Riverplace/Steiner Ranch</text:p>
          </table:table-cell>
          <table:table-cell table:style-name="ce57" table:formula="of:=AVERAGE(['Short List'.P3:.P7])" office:value-type="currency" office:currency="USD" office:value="1320" calcext:value-type="currency">
            <text:p>$1,320</text:p>
          </table:table-cell>
          <table:table-cell table:style-name="ce24"/>
          <table:table-cell table:style-name="Default"/>
          <table:table-cell table:number-columns-repeated="16"/>
        </table:table-row>
        <table:table-row table:style-name="ro1">
          <table:table-cell/>
          <table:table-cell table:style-name="Default"/>
          <table:table-cell/>
          <table:table-cell table:style-name="ce30"/>
          <table:table-cell table:number-columns-repeated="6"/>
          <table:table-cell table:style-name="ce24" table:number-columns-repeated="4"/>
          <table:table-cell table:number-columns-repeated="2"/>
          <table:table-cell table:style-name="ce24"/>
          <table:table-cell table:style-name="Default"/>
          <table:table-cell table:number-columns-repeated="16"/>
        </table:table-row>
        <table:table-row table:style-name="ro1">
          <table:table-cell table:style-name="ce36" office:value-type="string" calcext:value-type="string" table:number-columns-spanned="2" table:number-rows-spanned="1">
            <text:p>Oak Hill, Cedar Valley, Barton Creek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42" table:formula="of:=AVERAGE(['Short List'.W11:.W16])" office:value-type="float" office:value="47.9166666666667" calcext:value-type="float">
            <text:p>47.92</text:p>
          </table:table-cell>
          <table:table-cell table:number-columns-repeated="11"/>
        </table:table-row>
        <table:table-row table:style-name="ro2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s://www.bellapartmentliving.com/tx/austin/bell-hill-country/index.aspx" xlink:type="simple">Bell Hill Country</text:a></text:p>
          </table:table-cell>
          <table:table-cell table:style-name="ce41" table:formula="of:=AVERAGE(['Short List'.D11];['Short List'.F11];['Short List'.H11])" office:value-type="float" office:value="2.93333333333333" calcext:value-type="float">
            <text:p>2.93</text:p>
          </table:table-cell>
          <table:table-cell table:style-name="ce43" office:value-type="float" office:value="3" calcext:value-type="float">
            <text:p>3.0</text:p>
          </table:table-cell>
          <table:table-cell table:style-name="ce9" office:value-type="float" office:value="8" calcext:value-type="float">
            <text:p>8</text:p>
          </table:table-cell>
          <table:table-cell table:style-name="ce43" office:value-type="float" office:value="3.3" calcext:value-type="float">
            <text:p>3.3</text:p>
          </table:table-cell>
          <table:table-cell table:style-name="ce47" office:value-type="percentage" office:value="0.62" calcext:value-type="percentage">
            <text:p>62%</text:p>
          </table:table-cell>
          <table:table-cell table:style-name="ce50" office:value-type="float" office:value="2.5" calcext:value-type="float">
            <text:p>2.5</text:p>
          </table:table-cell>
          <table:table-cell table:style-name="ce25" office:value-type="float" office:value="15" calcext:value-type="float">
            <text:p>15</text:p>
          </table:table-cell>
          <table:table-cell table:style-name="ce50" office:value-type="float" office:value="3" calcext:value-type="float">
            <text:p>3.0</text:p>
          </table:table-cell>
          <table:table-cell table:style-name="ce25" office:value-type="string" calcext:value-type="string">
            <text:p>2 exits. No dividers. One exit onto</text:p>
            <text:p>State highway. Other exit onto 2-lane</text:p>
            <text:p>County road with poor visibility for</text:p>
            <text:p>Left turns when leaving complex, but</text:p>
            <text:p>Good visibility for right turns.</text:p>
          </table:table-cell>
          <table:table-cell table:style-name="ce56" office:value-type="float" office:value="2009" calcext:value-type="float">
            <text:p>2009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85" calcext:value-type="float">
            <text:p>285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155" calcext:value-type="currency">
            <text:p>$1,155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style-name="ce9" table:formula="of:=AVERAGE(['Short List'.U11:.V11])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AVERAGE(['Short List'.X11:.AA11])" office:value-type="float" office:value="48.75" calcext:value-type="float">
            <text:p>48.7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54" calcext:value-type="float">
            <text:p>54</text:p>
          </table:table-cell>
        </table:table-row>
        <table:table-row table:style-name="ro6">
          <table:table-cell office:value-type="float" office:value="78749" calcext:value-type="float">
            <text:p>78749</text:p>
          </table:table-cell>
          <table:table-cell office:value-type="string" calcext:value-type="string">
            <text:p><text:a xlink:href="https://www.bellapartmentliving.com/tx/austin/bell-quarry-hill/index.aspx" xlink:type="simple">Bell Quarry Hill</text:a></text:p>
          </table:table-cell>
          <table:table-cell table:style-name="ce41" table:formula="of:=AVERAGE(['Short List'.D12];['Short List'.F12];['Short List'.H12])" office:value-type="float" office:value="2.53333333333333" calcext:value-type="float">
            <text:p>2.53</text:p>
          </table:table-cell>
          <table:table-cell table:style-name="ce33" office:value-type="float" office:value="4" calcext:value-type="float">
            <text:p>4.0</text:p>
          </table:table-cell>
          <table:table-cell office:value-type="float" office:value="10" calcext:value-type="float">
            <text:p>10</text:p>
          </table:table-cell>
          <table:table-cell table:style-name="ce33" office:value-type="float" office:value="1" calcext:value-type="float">
            <text:p>1.0</text:p>
          </table:table-cell>
          <table:table-cell office:value-type="percentage" office:value="0" calcext:value-type="percentage">
            <text:p>0%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.0</text:p>
          </table:table-cell>
          <table:table-cell table:style-name="ce24" office:value-type="string" calcext:value-type="string">
            <text:p>1 exit only with divider onto county</text:p>
            <text:p>Street.</text:p>
          </table:table-cell>
          <table:table-cell table:style-name="ce55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51" calcext:value-type="float">
            <text:p>151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55" calcext:value-type="currency">
            <text:p>$1,255</text:p>
          </table:table-cell>
          <table:table-cell table:style-name="ce24" office:value-type="float" office:value="977" calcext:value-type="float">
            <text:p>97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9" table:formula="of:=AVERAGE(['Short List'.U12:.V12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AVERAGE(['Short List'.X12:.AA12])" office:value-type="float" office:value="46.25" calcext:value-type="float">
            <text:p>46.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78736" calcext:value-type="float">
            <text:p>78736</text:p>
          </table:table-cell>
          <table:table-cell office:value-type="string" calcext:value-type="string">
            <text:p><text:a xlink:href="http://www.foxhillaustin.com/" xlink:type="simple">Fox Hill</text:a></text:p>
          </table:table-cell>
          <table:table-cell table:style-name="ce41" table:formula="of:=AVERAGE(['Short List'.D13];['Short List'.F13];['Short List'.H13])" office:value-type="float" office:value="3.16666666666667" calcext:value-type="float">
            <text:p>3.17</text:p>
          </table:table-cell>
          <table:table-cell table:style-name="ce33" office:value-type="float" office:value="2" calcext:value-type="float">
            <text:p>2.0</text:p>
          </table:table-cell>
          <table:table-cell office:value-type="float" office:value="24" calcext:value-type="float">
            <text:p>24</text:p>
          </table:table-cell>
          <table:table-cell table:style-name="ce33" office:value-type="float" office:value="3.9" calcext:value-type="float">
            <text:p>3.9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3.6" calcext:value-type="float">
            <text:p>3.6</text:p>
          </table:table-cell>
          <table:table-cell office:value-type="float" office:value="42" calcext:value-type="float">
            <text:p>42</text:p>
          </table:table-cell>
          <table:table-cell office:value-type="float" office:value="3.5" calcext:value-type="float">
            <text:p>3.5</text:p>
          </table:table-cell>
          <table:table-cell table:style-name="ce24" office:value-type="string" calcext:value-type="string">
            <text:p>2 exits. One exit onto 4-lane </text:p>
            <text:p>Highway With 50-60 mph traffic &amp;</text:p>
            <text:p>right turns Only for entry/exit</text:p>
            <text:p>Roundabout near complex entry uphill.</text:p>
            <text:p>Other exits to 2-lane country rd. No dividers.</text:p>
          </table:table-cell>
          <table:table-cell table:style-name="ce55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92" calcext:value-type="float">
            <text:p>292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242" calcext:value-type="currency">
            <text:p>$1,242</text:p>
          </table:table-cell>
          <table:table-cell table:style-name="ce24" office:value-type="float" office:value="1149" calcext:value-type="float">
            <text:p>1,149</text:p>
          </table:table-cell>
          <table:table-cell table:style-name="Default"/>
          <table:table-cell office:value-type="float" office:value="14" calcext:value-type="float">
            <text:p>14</text:p>
          </table:table-cell>
          <table:table-cell table:style-name="ce9" table:formula="of:=AVERAGE(['Short List'.U13:.V13])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AVERAGE(['Short List'.X13:.AA13])" office:value-type="float" office:value="63.75" calcext:value-type="float">
            <text:p>63.7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64" calcext:value-type="float">
            <text:p>64</text:p>
          </table:table-cell>
        </table:table-row>
        <table:table-row table:style-name="ro7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://www.hudson-miramont.com/" xlink:type="simple">Hudson Miramont</text:a></text:p>
          </table:table-cell>
          <table:table-cell table:style-name="ce41" table:formula="of:=AVERAGE(['Short List'.D14];['Short List'.F14];['Short List'.H14])" office:value-type="float" office:value="3.6" calcext:value-type="float">
            <text:p>3.60</text:p>
          </table:table-cell>
          <table:table-cell table:style-name="ce43" office:value-type="float" office:value="3.5" calcext:value-type="float">
            <text:p>3.5</text:p>
          </table:table-cell>
          <table:table-cell table:style-name="ce9" office:value-type="float" office:value="13" calcext:value-type="float">
            <text:p>13</text:p>
          </table:table-cell>
          <table:table-cell table:style-name="ce43" office:value-type="float" office:value="4" calcext:value-type="float">
            <text:p>4.0</text:p>
          </table:table-cell>
          <table:table-cell table:style-name="ce47" office:value-type="percentage" office:value="0.78" calcext:value-type="percentage">
            <text:p>78%</text:p>
          </table:table-cell>
          <table:table-cell table:style-name="ce50" office:value-type="float" office:value="3.3" calcext:value-type="float">
            <text:p>3.3</text:p>
          </table:table-cell>
          <table:table-cell table:style-name="ce25" office:value-type="float" office:value="29" calcext:value-type="float">
            <text:p>29</text:p>
          </table:table-cell>
          <table:table-cell table:style-name="ce50" office:value-type="float" office:value="4" calcext:value-type="float">
            <text:p>4.0</text:p>
          </table:table-cell>
          <table:table-cell table:style-name="ce25" office:value-type="string" calcext:value-type="string">
            <text:p>2-large exits both with dividers. One</text:p>
            <text:p>Exit onto county road with sufficient</text:p>
            <text:p>Visibility both ways. Main exit is at</text:p>
            <text:p>End of cul-de-sac of short street.</text:p>
          </table:table-cell>
          <table:table-cell table:style-name="ce56" office:value-type="float" office:value="2005" calcext:value-type="float">
            <text:p>200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76" calcext:value-type="float">
            <text:p>276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69" calcext:value-type="currency">
            <text:p>$1,36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AVERAGE(['Short List'.U14:.V14])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AVERAGE(['Short List'.X14:.AA14])" office:value-type="float" office:value="47.5" calcext:value-type="float">
            <text:p>47.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65" calcext:value-type="float">
            <text:p>65</text:p>
          </table:table-cell>
        </table:table-row>
        <table:table-row table:style-name="ro5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s://www.gables.com/communities/texas/austin/lantana-ridge/" xlink:type="simple">Lantana Ridge</text:a></text:p>
          </table:table-cell>
          <table:table-cell table:style-name="ce41" table:formula="of:=AVERAGE(['Short List'.D15];['Short List'.F15];['Short List'.H15])" office:value-type="float" office:value="3.73333333333333" calcext:value-type="float">
            <text:p>3.73</text:p>
          </table:table-cell>
          <table:table-cell table:style-name="ce43" office:value-type="float" office:value="3.5" calcext:value-type="float">
            <text:p>3.5</text:p>
          </table:table-cell>
          <table:table-cell table:style-name="ce9" office:value-type="float" office:value="19" calcext:value-type="float">
            <text:p>19</text:p>
          </table:table-cell>
          <table:table-cell table:style-name="ce43" office:value-type="float" office:value="3.7" calcext:value-type="float">
            <text:p>3.7</text:p>
          </table:table-cell>
          <table:table-cell table:style-name="ce47" office:value-type="percentage" office:value="0.9" calcext:value-type="percentage">
            <text:p>90%</text:p>
          </table:table-cell>
          <table:table-cell table:style-name="ce50" office:value-type="float" office:value="4" calcext:value-type="float">
            <text:p>4.0</text:p>
          </table:table-cell>
          <table:table-cell table:style-name="ce25" office:value-type="float" office:value="27" calcext:value-type="float">
            <text:p>27</text:p>
          </table:table-cell>
          <table:table-cell table:style-name="ce50" office:value-type="float" office:value="3" calcext:value-type="float">
            <text:p>3.0</text:p>
          </table:table-cell>
          <table:table-cell table:style-name="ce25" office:value-type="string" calcext:value-type="string">
            <text:p>1 large exit with divider onto 6-lane</text:p>
            <text:p>County rd. Visibility should be good</text:p>
            <text:p>Both ways when leaving due to elevation.</text:p>
          </table:table-cell>
          <table:table-cell table:style-name="ce56" office:value-type="float" office:value="1997" calcext:value-type="float">
            <text:p>1997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361" calcext:value-type="float">
            <text:p>361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528" calcext:value-type="currency">
            <text:p>$1,528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style-name="ce9" table:formula="of:=AVERAGE(['Short List'.U15:.V15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style-name="ce6" table:formula="of:=AVERAGE(['Short List'.X15:.AA15])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://lantanahillsapts.com/" xlink:type="simple">Lantana Hills</text:a></text:p>
          </table:table-cell>
          <table:table-cell table:style-name="ce41" table:formula="of:=AVERAGE(['Short List'.D16];['Short List'.F16];['Short List'.H16])" office:value-type="float" office:value="4.13333333333333" calcext:value-type="float">
            <text:p>4.13</text:p>
          </table:table-cell>
          <table:table-cell table:style-name="ce43" office:value-type="float" office:value="4.5" calcext:value-type="float">
            <text:p>4.5</text:p>
          </table:table-cell>
          <table:table-cell table:style-name="ce9" office:value-type="float" office:value="8" calcext:value-type="float">
            <text:p>8</text:p>
          </table:table-cell>
          <table:table-cell table:style-name="ce43" office:value-type="float" office:value="3.5" calcext:value-type="float">
            <text:p>3.5</text:p>
          </table:table-cell>
          <table:table-cell table:style-name="ce47" office:value-type="percentage" office:value="0.82" calcext:value-type="percentage">
            <text:p>82%</text:p>
          </table:table-cell>
          <table:table-cell table:style-name="ce50" office:value-type="float" office:value="4.4" calcext:value-type="float">
            <text:p>4.4</text:p>
          </table:table-cell>
          <table:table-cell table:style-name="ce25" office:value-type="float" office:value="14" calcext:value-type="float">
            <text:p>14</text:p>
          </table:table-cell>
          <table:table-cell table:style-name="ce50" office:value-type="float" office:value="3.5" calcext:value-type="float">
            <text:p>3.5</text:p>
          </table:table-cell>
          <table:table-cell table:style-name="ce25" office:value-type="string" calcext:value-type="string">
            <text:p>3 undivided entry exit points all on the</text:p>
            <text:p>Same quiet county street, but only 1</text:p>
            <text:p>May be open for entry. Visibility</text:p>
            <text:p>should be Sufficient, but could be a</text:p>
            <text:p>little better for leaving.</text:p>
          </table:table-cell>
          <table:table-cell table:style-name="ce56" office:value-type="float" office:value="2002" calcext:value-type="float">
            <text:p>200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64" calcext:value-type="float">
            <text:p>264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430" calcext:value-type="currency">
            <text:p>$1,430</text:p>
          </table:table-cell>
          <table:table-cell table:style-name="ce25" office:value-type="float" office:value="1035" calcext:value-type="float">
            <text:p>1,035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style-name="ce9" table:formula="of:=AVERAGE(['Short List'.U16:.V16])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formula="of:=AVERAGE(['Short List'.X16:.AA16])" office:value-type="float" office:value="41.25" calcext:value-type="float">
            <text:p>41.2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6" office:value-type="string" calcext:value-type="string">
            <text:p>Average Rent Oak Hill/Barton Creek</text:p>
          </table:table-cell>
          <table:table-cell table:style-name="ce57" table:formula="of:=AVERAGE(['Short List'.P11:.P16])" office:value-type="currency" office:currency="USD" office:value="1329.83333333333" calcext:value-type="currency">
            <text:p>$1,330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37" office:value-type="string" calcext:value-type="string" table:number-columns-spanned="2" table:number-rows-spanned="1">
            <text:p>Leander, Nameless, Volente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42" table:formula="of:=AVERAGE(['Short List'.W20:.W23])" office:value-type="float" office:value="58.125" calcext:value-type="float">
            <text:p>58.13</text:p>
          </table:table-cell>
          <table:table-cell table:number-columns-repeated="11"/>
        </table:table-row>
        <table:table-row table:style-name="ro4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veatlakeline.com/" xlink:type="simple">Lakeline Apartments</text:a></text:p>
          </table:table-cell>
          <table:table-cell table:formula="of:=AVERAGE(['Short List'.D20];['Short List'.F20];['Short List'.H20])" office:value-type="float" office:value="1.93333333333333" calcext:value-type="float">
            <text:p>1.93</text:p>
          </table:table-cell>
          <table:table-cell table:style-name="ce44" office:value-type="float" office:value="1" calcext:value-type="float">
            <text:p>1.0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2.9" calcext:value-type="float">
            <text:p>2.9</text:p>
          </table:table-cell>
          <table:table-cell table:style-name="ce48" office:value-type="percentage" office:value="0.33" calcext:value-type="percentage">
            <text:p>33%</text:p>
          </table:table-cell>
          <table:table-cell table:style-name="ce51" office:value-type="float" office:value="1.9" calcext:value-type="float">
            <text:p>1.9</text:p>
          </table:table-cell>
          <table:table-cell table:style-name="ce52" office:value-type="float" office:value="38" calcext:value-type="float">
            <text:p>38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1 large exit with divider onto major 4-lane</text:p>
            <text:p>city street. Good visibility both ways.</text:p>
          </table:table-cell>
          <table:table-cell table:style-name="ce46" office:value-type="float" office:value="2002" calcext:value-type="float">
            <text:p>200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64" calcext:value-type="float">
            <text:p>264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975" calcext:value-type="currency">
            <text:p>$975</text:p>
          </table:table-cell>
          <table:table-cell table:style-name="ce24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'Short List'.U20:.V20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VERAGE(['Short List'.X20:.AA20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featthestandard.com/" xlink:type="simple">The Standard at Leander Station</text:a></text:p>
          </table:table-cell>
          <table:table-cell table:formula="of:=AVERAGE(['Short List'.D21];['Short List'.F21];['Short List'.H21])" office:value-type="float" office:value="4.13333333333333" calcext:value-type="float">
            <text:p>4.13</text:p>
          </table:table-cell>
          <table:table-cell table:style-name="ce44" office:value-type="float" office:value="4" calcext:value-type="float">
            <text:p>4.0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4.3" calcext:value-type="float">
            <text:p>4.3</text:p>
          </table:table-cell>
          <table:table-cell table:style-name="ce48" office:value-type="percentage" office:value="0.81" calcext:value-type="percentage">
            <text:p>81%</text:p>
          </table:table-cell>
          <table:table-cell table:style-name="ce51" office:value-type="float" office:value="4.1" calcext:value-type="float">
            <text:p>4.1</text:p>
          </table:table-cell>
          <table:table-cell table:style-name="ce52" office:value-type="float" office:value="29" calcext:value-type="float">
            <text:p>29</text:p>
          </table:table-cell>
          <table:table-cell table:style-name="ce51" office:value-type="float" office:value="3.5" calcext:value-type="float">
            <text:p>3.5</text:p>
          </table:table-cell>
          <table:table-cell table:style-name="ce54" office:value-type="string" calcext:value-type="string">
            <text:p>2-exits onto 4-lane county roads with</text:p>
            <text:p>Up to 50 mph traffic on one. One large</text:p>
            <text:p>Exit with painted divider. Other exit is</text:p>
            <text:p>Small but on county road with less traffic.</text:p>
          </table:table-cell>
          <table:table-cell table:style-name="ce46" office:value-type="float" office:value="2016" calcext:value-type="float">
            <text:p>2016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25" calcext:value-type="float">
            <text:p>225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264" calcext:value-type="currency">
            <text:p>$1,264</text:p>
          </table:table-cell>
          <table:table-cell table:style-name="ce24" office:value-type="float" office:value="875" calcext:value-type="float">
            <text:p>87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'Short List'.U21:.V21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'Short List'.X21:.AA21])" office:value-type="float" office:value="55" calcext:value-type="float">
            <text:p>55</text:p>
          </table:table-cell>
          <table:table-cell table:style-name="ce58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float" office:value="67" calcext:value-type="float">
            <text:p>67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twenty2north.com/22-north-leander-tx/" xlink:type="simple">22 North</text:a></text:p>
          </table:table-cell>
          <table:table-cell table:formula="of:=AVERAGE(['Short List'.D22];['Short List'.F22];['Short List'.H22])" office:value-type="float" office:value="5" calcext:value-type="float">
            <text:p>5.00</text:p>
          </table:table-cell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9"/>
          <table:table-cell office:value-type="float" office:value="5" calcext:value-type="float">
            <text:p>5.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.0</text:p>
          </table:table-cell>
          <table:table-cell table:style-name="ce54" office:value-type="string" calcext:value-type="string">
            <text:p>3 exits probably. Two exits onto major </text:p>
            <text:p>4-lane city street. Another back exit </text:p>
            <text:p>On a small side sac of low-speed</text:p>
            <text:p>City street. Dividers unknown.</text:p>
          </table:table-cell>
          <table:table-cell table:style-name="ce46" office:value-type="float" office:value="2017" calcext:value-type="float">
            <text:p>2017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40" calcext:value-type="float">
            <text:p>240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table:style-name="ce24" office:value-type="float" office:value="969" calcext:value-type="float">
            <text:p>969</text:p>
          </table:table-cell>
          <table:table-cell/>
          <table:table-cell office:value-type="float" office:value="38" calcext:value-type="float">
            <text:p>38</text:p>
          </table:table-cell>
          <table:table-cell table:formula="of:=AVERAGE(['Short List'.U22:.V22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formula="of:=AVERAGE(['Short List'.X22:.AA22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greystar.com/properties/leander-tx/the-sarah-apartments" xlink:type="simple">The Sarah</text:a></text:p>
          </table:table-cell>
          <table:table-cell/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9"/>
          <table:table-cell table:number-columns-repeated="2"/>
          <table:table-cell office:value-type="float" office:value="2.5" calcext:value-type="float">
            <text:p>2.5</text:p>
          </table:table-cell>
          <table:table-cell table:style-name="ce54" office:value-type="string" calcext:value-type="string">
            <text:p>Probably will be 2 exits both onto major </text:p>
            <text:p>County road with up to 55 mph traffic.</text:p>
            <text:p>Looks like may have divider on at least 1</text:p>
            <text:p>exit, with interior roundabout but Not sure.</text:p>
            <text:p>Visibility should be good both ways.</text:p>
          </table:table-cell>
          <table:table-cell table:style-name="ce46" office:value-type="float" office:value="2018" calcext:value-type="float">
            <text:p>2018</text:p>
          </table:table-cell>
          <table:table-cell table:style-name="ce52"/>
          <table:table-cell table:style-name="ce52" office:value-type="float" office:value="270" calcext:value-type="float">
            <text:p>270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table:style-name="ce24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table:formula="of:=AVERAGE(['Short List'.U23:.V23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'Short List'.X23:.AA23])" office:value-type="float" office:value="57.5" calcext:value-type="float">
            <text:p>57.5</text:p>
          </table:table-cell>
          <table:table-cell table:style-name="ce58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6" office:value-type="string" calcext:value-type="string">
            <text:p>Average Rent Leander</text:p>
          </table:table-cell>
          <table:table-cell table:style-name="ce57" table:formula="of:=AVERAGE(['Short List'.P20:.P23])" office:value-type="currency" office:currency="USD" office:value="1215.25" calcext:value-type="currency">
            <text:p>$1,215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35" office:value-type="string" calcext:value-type="string" table:number-columns-spanned="2" table:number-rows-spanned="1">
            <text:p>Georgetown, Cimarron Hills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formula="of:=AVERAGE(['Short List'.W27:.W29])" office:value-type="float" office:value="56.25" calcext:value-type="float">
            <text:p>56.25</text:p>
          </table:table-cell>
          <table:table-cell table:number-columns-repeated="11"/>
        </table:table-row>
        <table:table-row table:style-name="ro7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indiancreekapts.net/" xlink:type="simple">Indian Creek</text:a></text:p>
          </table:table-cell>
          <table:table-cell table:formula="of:=AVERAGE(['Short List'.D27];['Short List'.F27];['Short List'.H27])" office:value-type="float" office:value="2.93333333333333" calcext:value-type="float">
            <text:p>2.93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.9" calcext:value-type="float">
            <text:p>1.9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24" office:value-type="string" calcext:value-type="string">
            <text:p>2 exits no dividers onto 2 different 2-lane</text:p>
            <text:p>City streets. Visibility should be good on</text:p>
            <text:p>Both but one probably has superior</text:p>
            <text:p>Visibility.</text:p>
          </table:table-cell>
          <table:table-cell table:style-name="ce46" office:value-type="float" office:value="1994" calcext:value-type="float">
            <text:p>1994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240" calcext:value-type="float">
            <text:p>240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65" calcext:value-type="currency">
            <text:p>$96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formula="of:=AVERAGE(['Short List'.U27:.V27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'Short List'.X27:.AA27])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s://www.parallaxatgeorgetown.com/" xlink:type="simple">Parallax at Georgetown</text:a></text:p>
          </table:table-cell>
          <table:table-cell table:formula="of:=AVERAGE(['Short List'.D28];['Short List'.F28];['Short List'.H28])" office:value-type="float" office:value="2.63333333333333" calcext:value-type="float">
            <text:p>2.63</text:p>
          </table:table-cell>
          <table:table-cell table:style-name="ce33"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style-name="ce33" office:value-type="float" office:value="3.5" calcext:value-type="float">
            <text:p>3.5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2.9" calcext:value-type="float">
            <text:p>2.9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24" office:value-type="string" calcext:value-type="string">
            <text:p>2-exits no dividers onto 4-lane county rd.</text:p>
            <text:p>Visibility should be sufficient both ways.</text:p>
            <text:p>Complex is set back at least 200 ft from</text:p>
            <text:p>Road to accommodate future</text:p>
            <text:p>Development.</text:p>
          </table:table-cell>
          <table:table-cell table:style-name="ce46" office:value-type="float" office:value="2015" calcext:value-type="float">
            <text:p>201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92" calcext:value-type="float">
            <text:p>292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103" calcext:value-type="currency">
            <text:p>$1,103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'Short List'.U28:.V28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'Short List'.X28:.AA28])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ton Medical</text:p>
            <text:p>Center Williamson</text:p>
          </table:table-cell>
          <table:table-cell office:value-type="string" calcext:value-type="string">
            <text:p>NR</text:p>
          </table:table-cell>
        </table:table-row>
        <table:table-row table:style-name="ro5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www.pegasusresidential.com/retreat-at-wolf-ranch" xlink:type="simple">Retreat at Wolf Ranch</text:a></text:p>
          </table:table-cell>
          <table:table-cell table:formula="of:=AVERAGE(['Short List'.D29];['Short List'.F29];['Short List'.H29])" office:value-type="float" office:value="4.26666666666667" calcext:value-type="float">
            <text:p>4.27</text:p>
          </table:table-cell>
          <table:table-cell table:style-name="ce33" office:value-type="float" office:value="5" calcext:value-type="float">
            <text:p>5.0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4.8" calcext:value-type="float">
            <text:p>4.8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.0</text:p>
          </table:table-cell>
          <table:table-cell table:style-name="ce24" office:value-type="string" calcext:value-type="string">
            <text:p>1 exit only with divider onto 2-lane county</text:p>
            <text:p>Road. Hard to judge visibility as there is a</text:p>
            <text:p>Curve near exit in 1 direction.</text:p>
          </table:table-cell>
          <table:table-cell table:style-name="ce46" office:value-type="float" office:value="2017" calcext:value-type="float">
            <text:p>2017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03" calcext:value-type="float">
            <text:p>303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24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formula="of:=AVERAGE(['Short List'.U29:.V29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'Short List'.X29:.AA29])" office:value-type="float" office:value="58.75" calcext:value-type="float">
            <text:p>58.7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7" table:number-columns-repeated="2"/>
          <table:table-cell/>
          <table:table-cell table:style-name="ce27" table:number-columns-repeated="4"/>
          <table:table-cell table:style-name="ce6" office:value-type="string" calcext:value-type="string">
            <text:p>Average Rent Georgetown</text:p>
          </table:table-cell>
          <table:table-cell table:style-name="ce57" table:formula="of:=AVERAGE(['Short List'.P27:.P29])" office:value-type="currency" office:currency="USD" office:value="1084.33333333333" calcext:value-type="currency">
            <text:p>$1,084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7" table:number-columns-repeated="2"/>
          <table:table-cell/>
          <table:table-cell table:style-name="ce27" table:number-columns-repeated="4"/>
          <table:table-cell/>
          <table:table-cell table:style-name="Default"/>
          <table:table-cell table:number-columns-repeated="18"/>
        </table:table-row>
        <table:table-row table:style-name="ro1">
          <table:table-cell table:style-name="ce36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 table:style-name="ce17" table:number-columns-repeated="7"/>
          <table:table-cell table:style-name="ce53"/>
          <table:table-cell table:style-name="ce17" table:number-columns-repeated="4"/>
          <table:table-cell/>
          <table:table-cell table:style-name="Default"/>
          <table:table-cell table:number-columns-repeated="6"/>
          <table:table-cell table:formula="of:=AVERAGE(['Short List'.W33:.W35])" office:value-type="float" office:value="82.5" calcext:value-type="float">
            <text:p>82.5</text:p>
          </table:table-cell>
          <table:table-cell table:number-columns-repeated="11"/>
        </table:table-row>
        <table:table-row table:style-name="ro9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carringtonoaks.com/" xlink:type="simple">Carrington Oaks</text:a></text:p>
          </table:table-cell>
          <table:table-cell table:style-name="ce42" table:formula="of:=AVERAGE(['Short List'.D33];['Short List'.F33];['Short List'.H33])" office:value-type="float" office:value="4" calcext:value-type="float">
            <text:p>4.00</text:p>
          </table:table-cell>
          <table:table-cell table:style-name="ce44" office:value-type="float" office:value="4" calcext:value-type="float">
            <text:p>4.0</text:p>
          </table:table-cell>
          <table:table-cell table:style-name="ce46" office:value-type="float" office:value="15" calcext:value-type="float">
            <text:p>15</text:p>
          </table:table-cell>
          <table:table-cell table:style-name="ce44" office:value-type="float" office:value="4.1" calcext:value-type="float">
            <text:p>4.1</text:p>
          </table:table-cell>
          <table:table-cell table:style-name="ce48" office:value-type="percentage" office:value="0.84" calcext:value-type="percentage">
            <text:p>84%</text:p>
          </table:table-cell>
          <table:table-cell table:style-name="ce51" office:value-type="float" office:value="3.9" calcext:value-type="float">
            <text:p>3.9</text:p>
          </table:table-cell>
          <table:table-cell table:style-name="ce52" office:value-type="float" office:value="65" calcext:value-type="float">
            <text:p>65</text:p>
          </table:table-cell>
          <table:table-cell table:style-name="ce51" office:value-type="float" office:value="3.5" calcext:value-type="float">
            <text:p>3.5</text:p>
          </table:table-cell>
          <table:table-cell table:style-name="ce54" office:value-type="string" calcext:value-type="string">
            <text:p>2 large exits no dividers both shared with</text:p>
            <text:p>Other Commercial properties. 1 large exit </text:p>
            <text:p>Shared with a hotel, and other shared with</text:p>
            <text:p>Auto parts/other commercial. Good</text:p>
            <text:p>Visibility due to very young trees. Both exits</text:p>
            <text:p>Are on 4-lane county roads.</text:p>
          </table:table-cell>
          <table:table-cell table:style-name="ce46" office:value-type="float" office:value="2015" calcext:value-type="float">
            <text:p>201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03" calcext:value-type="float">
            <text:p>303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975" calcext:value-type="float">
            <text:p>97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formula="of:=AVERAGE(['Short List'.U33:.V33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'Short List'.X33:.AA33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4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silveradocrossing.com/" xlink:type="simple">Silverado Crossing</text:a></text:p>
          </table:table-cell>
          <table:table-cell table:style-name="ce42" table:formula="of:=AVERAGE(['Short List'.D34];['Short List'.F34];['Short List'.H34])" office:value-type="float" office:value="4.03333333333333" calcext:value-type="float">
            <text:p>4.03</text:p>
          </table:table-cell>
          <table:table-cell table:style-name="ce44" office:value-type="float" office:value="3" calcext:value-type="float">
            <text:p>3.0</text:p>
          </table:table-cell>
          <table:table-cell table:style-name="ce46" office:value-type="float" office:value="20" calcext:value-type="float">
            <text:p>20</text:p>
          </table:table-cell>
          <table:table-cell table:style-name="ce44" office:value-type="float" office:value="4.8" calcext:value-type="float">
            <text:p>4.8</text:p>
          </table:table-cell>
          <table:table-cell table:style-name="ce48" office:value-type="percentage" office:value="1" calcext:value-type="percentage">
            <text:p>100%</text:p>
          </table:table-cell>
          <table:table-cell table:style-name="ce51" office:value-type="float" office:value="4.3" calcext:value-type="float">
            <text:p>4.3</text:p>
          </table:table-cell>
          <table:table-cell table:style-name="ce52" office:value-type="float" office:value="98" calcext:value-type="float">
            <text:p>98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2 exits onto the same 3-lane street. 1 exit</text:p>
            <text:p>Has dividers. Both exits should have good</text:p>
            <text:p>Visibility due to lack of trees.</text:p>
          </table:table-cell>
          <table:table-cell table:style-name="ce46" office:value-type="float" office:value="2013" calcext:value-type="float">
            <text:p>2013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49" calcext:value-type="float">
            <text:p>349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'Short List'.U34:.V34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'Short List'.X34:.AA34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8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://www.trailsatbudaranch.com/" xlink:type="simple">Trails at Buda Ranch</text:a></text:p>
          </table:table-cell>
          <table:table-cell table:style-name="ce42" table:formula="of:=AVERAGE(['Short List'.D35];['Short List'.F35];['Short List'.H35])" office:value-type="float" office:value="2.96666666666667" calcext:value-type="float">
            <text:p>2.97</text:p>
          </table:table-cell>
          <table:table-cell table:style-name="ce45" office:value-type="float" office:value="1.5" calcext:value-type="float">
            <text:p>1.5</text:p>
          </table:table-cell>
          <table:table-cell table:style-name="ce45" office:value-type="float" office:value="4" calcext:value-type="float">
            <text:p>4</text:p>
          </table:table-cell>
          <table:table-cell table:style-name="ce44" office:value-type="float" office:value="4" calcext:value-type="float">
            <text:p>4.0</text:p>
          </table:table-cell>
          <table:table-cell table:style-name="ce48" office:value-type="percentage" office:value="1" calcext:value-type="percentage">
            <text:p>100%</text:p>
          </table:table-cell>
          <table:table-cell table:style-name="ce51" office:value-type="float" office:value="3.4" calcext:value-type="float">
            <text:p>3.4</text:p>
          </table:table-cell>
          <table:table-cell table:style-name="ce52" office:value-type="float" office:value="22" calcext:value-type="float">
            <text:p>22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2 exits onto the same 4-lane county rd. 1</text:p>
            <text:p>Exit has divider before interior roundabout.</text:p>
            <text:p>Good Visibility due to lack of trees and</text:p>
            <text:p>Elevation.</text:p>
          </table:table-cell>
          <table:table-cell table:style-name="ce46" office:value-type="float" office:value="2008" calcext:value-type="float">
            <text:p>2008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67" calcext:value-type="float">
            <text:p>267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153" calcext:value-type="currency">
            <text:p>$1,153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formula="of:=AVERAGE(['Short List'.U35:.V35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'Short List'.X35:.AA35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6" office:value-type="string" calcext:value-type="string">
            <text:p>Avg Rent Buda</text:p>
          </table:table-cell>
          <table:table-cell table:style-name="ce57" table:formula="of:=AVERAGE(['Short List'.P33:.P35])" office:value-type="currency" office:currency="USD" office:value="1177.66666666667" calcext:value-type="currency">
            <text:p>$1,178</text:p>
          </table:table-cell>
          <table:table-cell table:number-columns-repeated="18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11" office:value-type="string" calcext:value-type="string" table:number-columns-spanned="2" table:number-rows-spanned="1">
            <text:p>Wait List – Perhaps Reconsider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7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://www.watersedgeapts-georgetown.com/" xlink:type="simple">Waters Edge</text:a></text:p>
          </table:table-cell>
          <table:table-cell table:formula="of:=AVERAGE(['Short List'.D41];['Short List'.F41];['Short List'.H41])" office:value-type="float" office:value="3.3" calcext:value-type="float">
            <text:p>3.30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table:style-name="ce33" office:value-type="float" office:value="3" calcext:value-type="float">
            <text:p>3.0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24" office:value-type="string" calcext:value-type="string">
            <text:p>2 exits. One exit with large divider at end of</text:p>
            <text:p>Side street off I-35 frontage road shared</text:p>
            <text:p>With hotel and bank. Other exit has no</text:p>
            <text:p>Divider, but is at end of cul-de-sac.</text:p>
          </table:table-cell>
          <table:table-cell table:style-name="ce46" office:value-type="float" office:value="1999" calcext:value-type="float">
            <text:p>1999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30" calcext:value-type="float">
            <text:p>330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155" calcext:value-type="currency">
            <text:p>$1,155</text:p>
          </table:table-cell>
          <table:table-cell table:style-name="ce24" office:value-type="float" office:value="1031" calcext:value-type="float">
            <text:p>1,031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3" calcext:value-type="float">
            <text:p>13</text:p>
          </table:table-cell>
          <table:table-cell table:formula="of:=AVERAGE(['Short List'.U41:.V41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AVERAGE(['Short List'.X41:.AA41])" office:value-type="float" office:value="56.25" calcext:value-type="float">
            <text:p>56.2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</table:table>
      <table:table table:name="Sheet5" table:style-name="ta1">
        <table:table-column table:style-name="co65" table:default-cell-style-name="Default"/>
        <table:table-column table:style-name="co66" table:default-cell-style-name="Default"/>
        <table:table-row table:style-name="ro1">
          <table:table-cell office:value-type="string" calcext:value-type="string">
            <text:p>Entry Exit</text:p>
          </table:table-cell>
          <table:table-cell/>
        </table:table-row>
        <table:table-row table:style-name="ro1">
          <table:table-cell office:value-type="string" calcext:value-type="string">
            <text:p>Commute Time Rush Hours</text:p>
          </table:table-cell>
          <table:table-cell/>
        </table:table-row>
        <table:table-row table:style-name="ro1">
          <table:table-cell office:value-type="string" calcext:value-type="string">
            <text:p>Year Built</text:p>
          </table:table-cell>
          <table:table-cell/>
        </table:table-row>
      </table:table>
      <table:table table:name="Car Rental Quotes" table:style-name="ta1">
        <table:table-column table:style-name="co67" table:default-cell-style-name="Default"/>
        <table:table-column table:style-name="co37" table:default-cell-style-name="ce5"/>
        <table:table-column table:style-name="co68" table:default-cell-style-name="Default"/>
        <table:table-column table:style-name="co30" table:number-columns-repeated="2" table:default-cell-style-name="Default"/>
        <table:table-row table:style-name="ro10"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Quote</text:p>
            <text:p>Jul 3<text:span text:style-name="T1">rd</text:span> to July 17<text:span text:style-name="T1">th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strom Intl. Airport, Austin, TX 78719</text:p>
          </table:table-cell>
          <table:table-cell office:value-type="currency" office:currency="USD" office:value="1016.91" calcext:value-type="currency">
            <text:p>$1,016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04 North 1-35 at, E 11th St, Austin, TX 78701</text:p>
          </table:table-cell>
          <table:table-cell office:value-type="currency" office:currency="USD" office:value="578.54" calcext:value-type="currency">
            <text:p>$578.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0 East 41st St Sears Auto Center Hancock Mall, Austin, TX 78751</text:p>
          </table:table-cell>
          <table:table-cell office:value-type="currency" office:currency="USD" office:value="501.6" calcext:value-type="currency">
            <text:p>$501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10 West 35th Street 1/2 mile east of, TX-1 Loop, Austin, TX 78703</text:p>
          </table:table-cell>
          <table:table-cell office:value-type="currency" office:currency="USD" office:value="476.08" calcext:value-type="currency">
            <text:p>$476.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01 S Capital of Texas Hwy, Barton Creek Square Mall, Austin, TX 78746</text:p>
          </table:table-cell>
          <table:table-cell office:value-type="currency" office:currency="USD" office:value="511.65" calcext:value-type="currency">
            <text:p>$511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10 Highway 71 West, Ste 345 Oakhill, Austin, TX 78735</text:p>
          </table:table-cell>
          <table:table-cell office:value-type="currency" office:currency="USD" office:value="466.76" calcext:value-type="currency">
            <text:p>$466.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201 FM 620 North Walmart (Inside, Austin, TX 78729</text:p>
          </table:table-cell>
          <table:table-cell office:value-type="currency" office:currency="USD" office:value="485.39" calcext:value-type="currency">
            <text:p>$485.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50 North IH-35, Ste 600 at, Sam Bass Rd, Round Rock, TX 78681</text:p>
          </table:table-cell>
          <table:table-cell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1 Louis Henna Blvd #360, Round Rock, TX 78664</text:p>
          </table:table-cell>
          <table:table-cell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6 Weldon Johnson Way, Kyle, TX 78640</text:p>
          </table:table-cell>
          <table:table-cell office:value-type="currency" office:currency="USD" office:value="429.42" calcext:value-type="currency">
            <text:p>$429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. Hood Regional Apo, 8101 S Clear Creek Rd, Killeen, TX 76549</text:p>
          </table:table-cell>
          <table:table-cell office:value-type="currency" office:currency="USD" office:value="454.62" calcext:value-type="currency">
            <text:p>$454.62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table:style-name="ce59" office:value-type="string" calcext:value-type="string" table:number-columns-spanned="2" table:number-rows-spanned="1">
            <text:p>One Day Rentals</text:p>
          </table:table-cell>
          <table:covered-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ckup SJC 10 AM Jul 1 return SJC 10 AM Jul 2</text:p>
          </table:table-cell>
          <table:table-cell office:value-type="currency" office:currency="USD" office:value="65.31" calcext:value-type="currency">
            <text:p>$65.3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ckup AUS 3 PM Jul 2 return Austin NW Walmart 3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up AUS 3 PM Jul 2 return Round Rock Louis Henna 3 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up AUS 3 PM Jul 2 return Round Rock North IH-35 3 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formula="of:=134.3+33.3" office:value-type="float" office:value="167.6" calcext:value-type="float">
            <text:p>167.6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formula="of:=13.41*10" office:value-type="float" office:value="134.1" calcext:value-type="float">
            <text:p>134.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table:style-name="ce6" office:value-type="string" calcext:value-type="string">
            <text:p>Car Sizes</text:p>
          </table:table-cell>
          <table:table-cell table:style-name="ce6" office:value-type="string" calcext:value-type="string">
            <text:p>Cargo Capacity Cu Ft</text:p>
          </table:table-cell>
          <table:table-cell table:style-name="ce6" office:value-type="string" calcext:value-type="string">
            <text:p>EPA Interior Volume Cu Ft</text:p>
          </table:table-cell>
          <table:table-cell table:style-name="ce6" office:value-type="string" calcext:value-type="string">
            <text:p>Length In</text:p>
          </table:table-cell>
          <table:table-cell table:style-name="ce6" office:value-type="string" calcext:value-type="string">
            <text:p>Curb Weight Lbs.</text:p>
          </table:table-cell>
        </table:table-row>
        <table:table-row table:style-name="ro1">
          <table:table-cell office:value-type="string" calcext:value-type="string">
            <text:p>2018 Ford Focus</text:p>
          </table:table-cell>
          <table:table-cell table:style-name="Default" office:value-type="float" office:value="13.2" calcext:value-type="float">
            <text:p>13.2</text:p>
          </table:table-cell>
          <table:table-cell office:value-type="float" office:value="103.2" calcext:value-type="float">
            <text:p>103.2</text:p>
          </table:table-cell>
          <table:table-cell office:value-type="float" office:value="178.7" calcext:value-type="float">
            <text:p>178.7</text:p>
          </table:table-cell>
          <table:table-cell table:style-name="ce24" office:value-type="float" office:value="2974" calcext:value-type="float">
            <text:p>2,974</text:p>
          </table:table-cell>
        </table:table-row>
        <table:table-row table:style-name="ro1">
          <table:table-cell office:value-type="string" calcext:value-type="string">
            <text:p>2018 Ford Fiesta</text:p>
          </table:table-cell>
          <table:table-cell table:style-name="Default" office:value-type="float" office:value="12.8" calcext:value-type="float">
            <text:p>12.8</text:p>
          </table:table-cell>
          <table:table-cell office:value-type="float" office:value="97.9" calcext:value-type="float">
            <text:p>97.9</text:p>
          </table:table-cell>
          <table:table-cell office:value-type="float" office:value="173.5" calcext:value-type="float">
            <text:p>173.5</text:p>
          </table:table-cell>
          <table:table-cell table:style-name="ce24" office:value-type="float" office:value="2628" calcext:value-type="float">
            <text:p>2,628</text:p>
          </table:table-cell>
        </table:table-row>
        <table:table-row table:style-name="ro1">
          <table:table-cell office:value-type="string" calcext:value-type="string">
            <text:p>2014 Mercedes Benz C Class Sport Sedan</text:p>
          </table:table-cell>
          <table:table-cell table:style-name="Default" office:value-type="float" office:value="12.4" calcext:value-type="float">
            <text:p>12.4</text:p>
          </table:table-cell>
          <table:table-cell office:value-type="float" office:value="100.6" calcext:value-type="float">
            <text:p>100.6</text:p>
          </table:table-cell>
          <table:table-cell office:value-type="float" office:value="180.8" calcext:value-type="float">
            <text:p>180.8</text:p>
          </table:table-cell>
          <table:table-cell table:style-name="ce24" office:value-type="float" office:value="3428" calcext:value-type="float">
            <text:p>3,428</text:p>
          </table:table-cell>
        </table:table-row>
      </table:table>
      <table:table table:name="Walmart South Bay" table:style-name="ta1">
        <table:table-column table:style-name="co69" table:default-cell-style-name="Default"/>
        <table:table-column table:style-name="co70" table:default-cell-style-name="Default"/>
        <table:table-column table:style-name="co71" table:default-cell-style-name="ce20"/>
        <table:table-column table:style-name="co72" table:default-cell-style-name="ce3"/>
        <table:table-row table:style-name="ro1"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Zip Code</text:p>
          </table:table-cell>
          <table:table-cell table:style-name="ce57" office:value-type="string" calcext:value-type="string">
            <text:p>Median Household Income</text:p>
          </table:table-cell>
          <table:table-cell table:style-name="ce6" office:value-type="string" calcext:value-type="string">
            <text:p>Asian %</text:p>
          </table:table-cell>
        </table:table-row>
        <table:table-row table:style-name="ro1">
          <table:table-cell office:value-type="string" calcext:value-type="string">
            <text:p>Gilroy Walmart SC</text:p>
          </table:table-cell>
          <table:table-cell office:value-type="float" office:value="95020" calcext:value-type="float">
            <text:p>95020</text:p>
          </table:table-cell>
          <table:table-cell office:value-type="currency" office:currency="USD" office:value="89839" calcext:value-type="currency">
            <text:p>$89,839</text:p>
          </table:table-cell>
          <table:table-cell office:value-type="percentage" office:value="0.0643" calcext:value-type="percentage">
            <text:p>6.43%</text:p>
          </table:table-cell>
        </table:table-row>
        <table:table-row table:style-name="ro1">
          <table:table-cell office:value-type="string" calcext:value-type="string">
            <text:p>Morgan Hill Walmart SC</text:p>
          </table:table-cell>
          <table:table-cell office:value-type="float" office:value="95037" calcext:value-type="float">
            <text:p>95037</text:p>
          </table:table-cell>
          <table:table-cell office:value-type="currency" office:currency="USD" office:value="104466" calcext:value-type="currency">
            <text:p>$104,466</text:p>
          </table:table-cell>
          <table:table-cell office:value-type="percentage" office:value="0.0968" calcext:value-type="percentage">
            <text:p>9.68%</text:p>
          </table:table-cell>
        </table:table-row>
        <table:table-row table:style-name="ro1">
          <table:table-cell office:value-type="string" calcext:value-type="string">
            <text:p>South San Jose Walmart SC</text:p>
          </table:table-cell>
          <table:table-cell office:value-type="float" office:value="95118" calcext:value-type="float">
            <text:p>95118</text:p>
          </table:table-cell>
          <table:table-cell office:value-type="currency" office:currency="USD" office:value="101558" calcext:value-type="currency">
            <text:p>$101,558</text:p>
          </table:table-cell>
          <table:table-cell office:value-type="percentage" office:value="0.1258" calcext:value-type="percentage">
            <text:p>12.58%</text:p>
          </table:table-cell>
        </table:table-row>
        <table:table-row table:style-name="ro1">
          <table:table-cell office:value-type="string" calcext:value-type="string">
            <text:p>Monterey Rd San Jose Walmart</text:p>
          </table:table-cell>
          <table:table-cell office:value-type="float" office:value="95112" calcext:value-type="float">
            <text:p>95112</text:p>
          </table:table-cell>
          <table:table-cell office:value-type="currency" office:currency="USD" office:value="58839" calcext:value-type="currency">
            <text:p>$58,839</text:p>
          </table:table-cell>
          <table:table-cell office:value-type="percentage" office:value="0.2302" calcext:value-type="percentage">
            <text:p>23.02%</text:p>
          </table:table-cell>
        </table:table-row>
        <table:table-row table:style-name="ro1">
          <table:table-cell office:value-type="string" calcext:value-type="string">
            <text:p>Mountain View Walmart</text:p>
          </table:table-cell>
          <table:table-cell office:value-type="float" office:value="94040" calcext:value-type="float">
            <text:p>94040</text:p>
          </table:table-cell>
          <table:table-cell office:value-type="currency" office:currency="USD" office:value="120396" calcext:value-type="currency">
            <text:p>$120,396</text:p>
          </table:table-cell>
          <table:table-cell office:value-type="percentage" office:value="0.27" calcext:value-type="percentage">
            <text:p>27.00%</text:p>
          </table:table-cell>
        </table:table-row>
        <table:table-row table:style-name="ro1">
          <table:table-cell office:value-type="string" calcext:value-type="string">
            <text:p>Story Rd Walmart</text:p>
          </table:table-cell>
          <table:table-cell office:value-type="float" office:value="95122" calcext:value-type="float">
            <text:p>95122</text:p>
          </table:table-cell>
          <table:table-cell office:value-type="currency" office:currency="USD" office:value="65192" calcext:value-type="currency">
            <text:p>$65,192</text:p>
          </table:table-cell>
          <table:table-cell office:value-type="percentage" office:value="0.2965" calcext:value-type="percentage">
            <text:p>29.65%</text:p>
          </table:table-cell>
        </table:table-row>
        <table:table-row table:style-name="ro1">
          <table:table-cell office:value-type="string" calcext:value-type="string">
            <text:p>Fremont Walmart Albrae</text:p>
          </table:table-cell>
          <table:table-cell office:value-type="float" office:value="94538" calcext:value-type="float">
            <text:p>94538</text:p>
          </table:table-cell>
          <table:table-cell office:value-type="currency" office:currency="USD" office:value="98101" calcext:value-type="currency">
            <text:p>$98,101</text:p>
          </table:table-cell>
          <table:table-cell office:value-type="percentage" office:value="0.4064" calcext:value-type="percentage">
            <text:p>40.64%</text:p>
          </table:table-cell>
        </table:table-row>
        <table:table-row table:style-name="ro1">
          <table:table-cell office:value-type="string" calcext:value-type="string">
            <text:p>Union City Walmart</text:p>
          </table:table-cell>
          <table:table-cell office:value-type="float" office:value="94587" calcext:value-type="float">
            <text:p>94587</text:p>
          </table:table-cell>
          <table:table-cell office:value-type="currency" office:currency="USD" office:value="95430" calcext:value-type="currency">
            <text:p>$95,430</text:p>
          </table:table-cell>
          <table:table-cell office:value-type="percentage" office:value="0.5042" calcext:value-type="percentage">
            <text:p>50.42%</text:p>
          </table:table-cell>
        </table:table-row>
        <table:table-row table:style-name="ro1">
          <table:table-cell office:value-type="string" calcext:value-type="string">
            <text:p>Evergreen Walmart</text:p>
          </table:table-cell>
          <table:table-cell office:value-type="float" office:value="95135" calcext:value-type="float">
            <text:p>95135</text:p>
          </table:table-cell>
          <table:table-cell office:value-type="currency" office:currency="USD" office:value="135313" calcext:value-type="currency">
            <text:p>$135,313</text:p>
          </table:table-cell>
          <table:table-cell office:value-type="percentage" office:value="0.5226" calcext:value-type="percentage">
            <text:p>52.26%</text:p>
          </table:table-cell>
        </table:table-row>
        <table:table-row table:style-name="ro1">
          <table:table-cell office:value-type="string" calcext:value-type="string">
            <text:p>Mission College Walmart</text:p>
          </table:table-cell>
          <table:table-cell office:value-type="float" office:value="95054" calcext:value-type="float">
            <text:p>95054</text:p>
          </table:table-cell>
          <table:table-cell office:value-type="currency" office:currency="USD" office:value="138036" calcext:value-type="currency">
            <text:p>$138,036</text:p>
          </table:table-cell>
          <table:table-cell office:value-type="percentage" office:value="0.5258" calcext:value-type="percentage">
            <text:p>52.58%</text:p>
          </table:table-cell>
        </table:table-row>
        <table:table-row table:style-name="ro1">
          <table:table-cell office:value-type="string" calcext:value-type="string">
            <text:p>Westgate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Stevens Creek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Milpitas Walmart SC</text:p>
          </table:table-cell>
          <table:table-cell office:value-type="float" office:value="95035" calcext:value-type="float">
            <text:p>95035</text:p>
          </table:table-cell>
          <table:table-cell office:value-type="currency" office:currency="USD" office:value="107841" calcext:value-type="currency">
            <text:p>$107,841</text:p>
          </table:table-cell>
          <table:table-cell office:value-type="percentage" office:value="0.6176" calcext:value-type="percentage">
            <text:p>61.76%</text:p>
          </table:table-cell>
        </table:table-row>
        <table:table-row table:style-name="ro1">
          <table:table-cell office:value-type="string" calcext:value-type="string">
            <text:p>Fremont Walmart Osgood</text:p>
          </table:table-cell>
          <table:table-cell office:value-type="float" office:value="94539" calcext:value-type="float">
            <text:p>94539</text:p>
          </table:table-cell>
          <table:table-cell office:value-type="currency" office:currency="USD" office:value="158724" calcext:value-type="currency">
            <text:p>$158,724</text:p>
          </table:table-cell>
          <table:table-cell office:value-type="percentage" office:value="0.6976" calcext:value-type="percentage">
            <text:p>69.76%</text:p>
          </table:table-cell>
        </table:table-row>
        <table:table-row table:style-name="ro1" table:number-rows-repeated="3"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</table:table>
      <table:table table:name="Walmart Austin" table:style-name="ta1">
        <table:table-column table:style-name="co73" table:default-cell-style-name="Default"/>
        <table:table-column table:style-name="co42" table:default-cell-style-name="Default"/>
        <table:table-column table:style-name="co34" table:default-cell-style-name="ce20"/>
        <table:table-column table:style-name="co30" table:default-cell-style-name="ce3"/>
        <table:table-row table:style-name="ro1"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Median Income</text:p>
          </table:table-cell>
          <table:table-cell table:style-name="ce6" office:value-type="string" calcext:value-type="string">
            <text:p>w+h</text:p>
          </table:table-cell>
        </table:table-row>
        <table:table-row table:style-name="ro1">
          <table:table-cell office:value-type="string" calcext:value-type="string">
            <text:p>Marble Falls Walmart</text:p>
          </table:table-cell>
          <table:table-cell office:value-type="float" office:value="78654" calcext:value-type="float">
            <text:p>78654</text:p>
          </table:table-cell>
          <table:table-cell office:value-type="currency" office:currency="USD" office:value="56242" calcext:value-type="currency">
            <text:p>$56,242</text:p>
          </table:table-cell>
          <table:table-cell office:value-type="percentage" office:value="0.962" calcext:value-type="percentage">
            <text:p>96.20%</text:p>
          </table:table-cell>
        </table:table-row>
        <table:table-row table:style-name="ro1">
          <table:table-cell table:style-name="ce60" office:value-type="string" calcext:value-type="string">
            <text:p>Georgetown Walmart</text:p>
          </table:table-cell>
          <table:table-cell table:style-name="ce60" office:value-type="float" office:value="78628" calcext:value-type="float">
            <text:p>78628</text:p>
          </table:table-cell>
          <table:table-cell table:style-name="ce62" office:value-type="currency" office:currency="USD" office:value="85219" calcext:value-type="currency">
            <text:p>$85,219</text:p>
          </table:table-cell>
          <table:table-cell table:style-name="ce64" office:value-type="percentage" office:value="0.9514" calcext:value-type="percentage">
            <text:p>95.14%</text:p>
          </table:table-cell>
        </table:table-row>
        <table:table-row table:style-name="ro1">
          <table:table-cell office:value-type="string" calcext:value-type="string">
            <text:p>Buda Walmart</text:p>
          </table:table-cell>
          <table:table-cell office:value-type="float" office:value="78610" calcext:value-type="float">
            <text:p>78610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percentage" office:value="0.9464" calcext:value-type="percentage">
            <text:p>94.64%</text:p>
          </table:table-cell>
        </table:table-row>
        <table:table-row table:style-name="ro1">
          <table:table-cell office:value-type="string" calcext:value-type="string">
            <text:p>Kyle Walmart</text:p>
          </table:table-cell>
          <table:table-cell office:value-type="float" office:value="78640" calcext:value-type="float">
            <text:p>78640</text:p>
          </table:table-cell>
          <table:table-cell office:value-type="currency" office:currency="USD" office:value="70147" calcext:value-type="currency">
            <text:p>$70,147</text:p>
          </table:table-cell>
          <table:table-cell office:value-type="percentage" office:value="0.9336" calcext:value-type="percentage">
            <text:p>93.36%</text:p>
          </table:table-cell>
        </table:table-row>
        <table:table-row table:style-name="ro1">
          <table:table-cell office:value-type="string" calcext:value-type="string">
            <text:p>Anderson Ln Austin Near NW Walmart</text:p>
          </table:table-cell>
          <table:table-cell office:value-type="float" office:value="78757" calcext:value-type="float">
            <text:p>78757</text:p>
          </table:table-cell>
          <table:table-cell office:value-type="currency" office:currency="USD" office:value="65605" calcext:value-type="currency">
            <text:p>$65,605</text:p>
          </table:table-cell>
          <table:table-cell office:value-type="percentage" office:value="0.9298" calcext:value-type="percentage">
            <text:p>92.98%</text:p>
          </table:table-cell>
        </table:table-row>
        <table:table-row table:style-name="ro1">
          <table:table-cell office:value-type="string" calcext:value-type="string">
            <text:p>E Ben White South Central Austin Walmart</text:p>
          </table:table-cell>
          <table:table-cell office:value-type="float" office:value="78704" calcext:value-type="float">
            <text:p>78704</text:p>
          </table:table-cell>
          <table:table-cell office:value-type="currency" office:currency="USD" office:value="64867" calcext:value-type="currency">
            <text:p>$64,867</text:p>
          </table:table-cell>
          <table:table-cell office:value-type="percentage" office:value="0.9233" calcext:value-type="percentage">
            <text:p>92.33%</text:p>
          </table:table-cell>
        </table:table-row>
        <table:table-row table:style-name="ro1">
          <table:table-cell office:value-type="string" calcext:value-type="string">
            <text:p>San Marcos Walmart</text:p>
          </table:table-cell>
          <table:table-cell office:value-type="float" office:value="78666" calcext:value-type="float">
            <text:p>78666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percentage" office:value="0.9219" calcext:value-type="percentage">
            <text:p>92.19%</text:p>
          </table:table-cell>
        </table:table-row>
        <table:table-row table:style-name="ro1">
          <table:table-cell office:value-type="string" calcext:value-type="string">
            <text:p>Lockhart Walmart</text:p>
          </table:table-cell>
          <table:table-cell office:value-type="float" office:value="78644" calcext:value-type="float">
            <text:p>78644</text:p>
          </table:table-cell>
          <table:table-cell office:value-type="currency" office:currency="USD" office:value="55282" calcext:value-type="currency">
            <text:p>$55,282</text:p>
          </table:table-cell>
          <table:table-cell office:value-type="percentage" office:value="0.9093" calcext:value-type="percentage">
            <text:p>90.93%</text:p>
          </table:table-cell>
        </table:table-row>
        <table:table-row table:style-name="ro1">
          <table:table-cell table:style-name="ce61" office:value-type="string" calcext:value-type="string">
            <text:p>Sunset Valley Walmart</text:p>
          </table:table-cell>
          <table:table-cell table:style-name="ce61" office:value-type="float" office:value="78735" calcext:value-type="float">
            <text:p>78735</text:p>
          </table:table-cell>
          <table:table-cell table:style-name="ce63" office:value-type="currency" office:currency="USD" office:value="98290" calcext:value-type="currency">
            <text:p>$98,290</text:p>
          </table:table-cell>
          <table:table-cell table:style-name="ce65" office:value-type="percentage" office:value="0.9072" calcext:value-type="percentage">
            <text:p>90.72%</text:p>
          </table:table-cell>
        </table:table-row>
        <table:table-row table:style-name="ro1">
          <table:table-cell office:value-type="string" calcext:value-type="string">
            <text:p>S I-35 Austin Walmart</text:p>
          </table:table-cell>
          <table:table-cell office:value-type="float" office:value="78748" calcext:value-type="float">
            <text:p>78748</text:p>
          </table:table-cell>
          <table:table-cell office:value-type="currency" office:currency="USD" office:value="75933" calcext:value-type="currency">
            <text:p>$75,933</text:p>
          </table:table-cell>
          <table:table-cell office:value-type="percentage" office:value="0.8901" calcext:value-type="percentage">
            <text:p>89.01%</text:p>
          </table:table-cell>
        </table:table-row>
        <table:table-row table:style-name="ro1">
          <table:table-cell table:style-name="ce61" office:value-type="string" calcext:value-type="string">
            <text:p>E Whitestone Cedar Park Walmart</text:p>
          </table:table-cell>
          <table:table-cell table:style-name="ce61" office:value-type="float" office:value="78613" calcext:value-type="float">
            <text:p>78613</text:p>
          </table:table-cell>
          <table:table-cell table:style-name="ce63" office:value-type="currency" office:currency="USD" office:value="94809" calcext:value-type="currency">
            <text:p>$94,809</text:p>
          </table:table-cell>
          <table:table-cell table:style-name="ce65" office:value-type="percentage" office:value="0.8845" calcext:value-type="percentage">
            <text:p>88.45%</text:p>
          </table:table-cell>
        </table:table-row>
        <table:table-row table:style-name="ro1">
          <table:table-cell table:style-name="ce61" office:value-type="string" calcext:value-type="string">
            <text:p>Walton Way Cedar Park Walmart</text:p>
          </table:table-cell>
          <table:table-cell table:style-name="ce61" office:value-type="float" office:value="78613" calcext:value-type="float">
            <text:p>78613</text:p>
          </table:table-cell>
          <table:table-cell table:style-name="ce63" office:value-type="currency" office:currency="USD" office:value="94809" calcext:value-type="currency">
            <text:p>$94,809</text:p>
          </table:table-cell>
          <table:table-cell table:style-name="ce65" office:value-type="percentage" office:value="0.8845" calcext:value-type="percentage">
            <text:p>88.45%</text:p>
          </table:table-cell>
        </table:table-row>
        <table:table-row table:style-name="ro1">
          <table:table-cell office:value-type="string" calcext:value-type="string">
            <text:p>Bastrop Walmart</text:p>
          </table:table-cell>
          <table:table-cell office:value-type="float" office:value="78602" calcext:value-type="float">
            <text:p>78602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percentage" office:value="0.8777" calcext:value-type="percentage">
            <text:p>87.77%</text:p>
          </table:table-cell>
        </table:table-row>
        <table:table-row table:style-name="ro1">
          <table:table-cell office:value-type="string" calcext:value-type="string">
            <text:p>Round Rock I-35 Walmart</text:p>
          </table:table-cell>
          <table:table-cell office:value-type="float" office:value="78664" calcext:value-type="float">
            <text:p>78664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percentage" office:value="0.8156" calcext:value-type="percentage">
            <text:p>81.56%</text:p>
          </table:table-cell>
        </table:table-row>
        <table:table-row table:style-name="ro1">
          <table:table-cell office:value-type="string" calcext:value-type="string">
            <text:p>Norwood Park Austin Near NE Walmart</text:p>
          </table:table-cell>
          <table:table-cell office:value-type="float" office:value="78753" calcext:value-type="float">
            <text:p>78753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percentage" office:value="0.7962" calcext:value-type="percentage">
            <text:p>79.62%</text:p>
          </table:table-cell>
        </table:table-row>
        <table:table-row table:style-name="ro1">
          <table:table-cell office:value-type="string" calcext:value-type="string">
            <text:p>Manor Walmart</text:p>
          </table:table-cell>
          <table:table-cell office:value-type="float" office:value="78653" calcext:value-type="float">
            <text:p>78653</text:p>
          </table:table-cell>
          <table:table-cell office:value-type="currency" office:currency="USD" office:value="63406" calcext:value-type="currency">
            <text:p>$63,406</text:p>
          </table:table-cell>
          <table:table-cell office:value-type="percentage" office:value="0.7642" calcext:value-type="percentage">
            <text:p>76.42%</text:p>
          </table:table-cell>
        </table:table-row>
        <table:table-row table:style-name="ro1">
          <table:table-cell office:value-type="string" calcext:value-type="string">
            <text:p>Ranch Rd Austin Far NW Walmart</text:p>
          </table:table-cell>
          <table:table-cell office:value-type="float" office:value="78717" calcext:value-type="float">
            <text:p>78717</text:p>
          </table:table-cell>
          <table:table-cell office:value-type="currency" office:currency="USD" office:value="107893" calcext:value-type="currency">
            <text:p>$107,893</text:p>
          </table:table-cell>
          <table:table-cell office:value-type="percentage" office:value="0.7641" calcext:value-type="percentage">
            <text:p>76.41%</text:p>
          </table:table-cell>
        </table:table-row>
        <table:table-row table:style-name="ro1">
          <table:table-cell office:value-type="string" calcext:value-type="string">
            <text:p>Pflugerville Walmart</text:p>
          </table:table-cell>
          <table:table-cell office:value-type="float" office:value="78660" calcext:value-type="float">
            <text:p>78660</text:p>
          </table:table-cell>
          <table:table-cell office:value-type="currency" office:currency="USD" office:value="81387" calcext:value-type="currency">
            <text:p>$81,387</text:p>
          </table:table-cell>
          <table:table-cell office:value-type="percentage" office:value="0.7414" calcext:value-type="percentage">
            <text:p>74.14%</text:p>
          </table:table-cell>
        </table:table-row>
        <table:table-row table:style-name="ro1">
          <table:table-cell office:value-type="string" calcext:value-type="string">
            <text:p>Round Rock Palm Valley Walmart</text:p>
          </table:table-cell>
          <table:table-cell office:value-type="float" office:value="78665" calcext:value-type="float">
            <text:p>78665</text:p>
          </table:table-cell>
          <table:table-cell office:value-type="currency" office:currency="USD" office:value="92588" calcext:value-type="currency">
            <text:p>$92,588</text:p>
          </table:table-cell>
          <table:table-cell/>
        </table:table-row>
      </table:table>
      <table:table table:name="Sheet9" table:style-name="ta1">
        <table:table-column table:style-name="co35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30" table:default-cell-style-name="Default"/>
        <table:table-row table:style-name="ro1">
          <table:table-cell table:style-name="ce6" office:value-type="string" calcext:value-type="string">
            <text:p>Things To Do</text:p>
          </table:table-cell>
          <table:table-cell table:style-name="ce6" office:value-type="string" calcext:value-type="string">
            <text:p>Provider 1</text:p>
          </table:table-cell>
          <table:table-cell table:style-name="ce6" office:value-type="string" calcext:value-type="string">
            <text:p>Provider 2</text:p>
          </table:table-cell>
          <table:table-cell table:style-name="ce6" office:value-type="string" calcext:value-type="string">
            <text:p>Preliminary Quo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ing Container Reservation</text:p>
          </table:table-cell>
          <table:table-cell office:value-type="string" calcext:value-type="string">
            <text:p>Upack Relocubes</text:p>
          </table:table-cell>
          <table:table-cell office:value-type="string" calcext:value-type="string">
            <text:p>PODS</text:p>
          </table:table-cell>
          <table:table-cell table:style-name="ce5" office:value-type="currency" office:currency="USD" office:value="4085" calcext:value-type="currency">
            <text:p>$4,085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 Transport Reservation</text:p>
          </table:table-cell>
          <table:table-cell office:value-type="string" calcext:value-type="string">
            <text:p>Montway Auto Transport</text:p>
          </table:table-cell>
          <table:table-cell/>
          <table:table-cell table:style-name="ce5" office:value-type="currency" office:currency="USD" office:value="1379" calcext:value-type="currency">
            <text:p>$1,379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 Travel Reservation</text:p>
          </table:table-cell>
          <table:table-cell office:value-type="string" calcext:value-type="string">
            <text:p>Southwest Airlines</text:p>
          </table:table-cell>
          <table:table-cell/>
          <table:table-cell table:style-name="ce5" office:value-type="currency" office:currency="USD" office:value="451.96" calcext:value-type="currency">
            <text:p>$451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tel Reservation</text:p>
          </table:table-cell>
          <table:table-cell office:value-type="string" calcext:value-type="string">
            <text:p>Candlewood Suites Cedar Park/Georgetown</text:p>
          </table:table-cell>
          <table:table-cell/>
          <table:table-cell table:style-name="ce5" office:value-type="currency" office:currency="USD" office:value="1264.76" calcext:value-type="currency">
            <text:p>$1,264.76</text:p>
          </table:table-cell>
          <table:table-cell table:style-name="ce5" office:value-type="currency" office:currency="USD" office:value="1249.78" calcext:value-type="currency">
            <text:p>$1,249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 Rental Reservation(s)</text:p>
          </table:table-cell>
          <table:table-cell office:value-type="string" calcext:value-type="string">
            <text:p>Budget Car Rental</text:p>
          </table:table-cell>
          <table:table-cell/>
          <table:table-cell table:style-name="ce5"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port from AUS to Hotel</text:p>
          </table:table-cell>
          <table:table-cell office:value-type="string" calcext:value-type="string">
            <text:p>Budget Car Rental/Wingz ?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port to SJC Airport</text:p>
          </table:table-cell>
          <table:table-cell office:value-type="string" calcext:value-type="string">
            <text:p>Budget Car Rental/Wingz ? 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6" office:value-type="string" calcext:value-type="string">
            <text:p>PODS 16 ft Container Size</text:p>
          </table:table-cell>
          <table:table-cell office:value-type="string" calcext:value-type="string">
            <text:p>857 cu ft</text:p>
          </table:table-cell>
          <table:table-cell office:value-type="string" calcext:value-type="string">
            <text:p>16 x 8 x 8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Upack Size</text:p>
          </table:table-cell>
          <table:table-cell office:value-type="string" calcext:value-type="string">
            <text:p>305 cu ft per cube/ 610 cu ft both containers</text:p>
          </table:table-cell>
          <table:table-cell office:value-type="string" calcext:value-type="string">
            <text:p>6’3” x 7’ x 8’4”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95051" calcext:value-type="float">
            <text:p>9505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8735" calcext:value-type="float">
            <text:p>7873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6" office:value-type="string" calcext:value-type="string">
            <text:p>Base Cost</text:p>
          </table:table-cell>
          <table:table-cell table:style-name="ce6" office:value-type="string" calcext:value-type="string">
            <text:p>With Tax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Delivery in Santa Clara, CA 95051</text:p>
          </table:table-cell>
          <table:table-cell table:style-name="ce20" office:value-type="currency" office:currency="USD" office:value="469.94" calcext:value-type="currency">
            <text:p>$470</text:p>
          </table:table-cell>
          <table:table-cell table:style-name="ce20" table:formula="of:=[.D17]*1.09" office:value-type="currency" office:currency="USD" office:value="512.2346" calcext:value-type="currency">
            <text:p>$512</text:p>
          </table:table-cell>
          <table:table-cell table:style-name="ce6" office:value-type="string" calcext:value-type="string">
            <text:p>Monthly Rental</text:p>
          </table:table-cell>
          <table:table-cell table:style-name="ce5" office:value-type="currency" office:currency="USD" office:value="10000" calcext:value-type="currency">
            <text:p>$10,000.00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Transport 95051 to 78735</text:p>
          </table:table-cell>
          <table:table-cell table:style-name="ce20" office:value-type="currency" office:currency="USD" office:value="3101" calcext:value-type="currency">
            <text:p>$3,101</text:p>
          </table:table-cell>
          <table:table-cell table:style-name="ce20" table:formula="of:=[.D18]*1.09" office:value-type="currency" office:currency="USD" office:value="3380.09" calcext:value-type="currency">
            <text:p>$3,3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Delivery in Austin, TX</text:p>
          </table:table-cell>
          <table:table-cell table:style-name="ce20" office:value-type="currency" office:currency="USD" office:value="178" calcext:value-type="currency">
            <text:p>$178</text:p>
          </table:table-cell>
          <table:table-cell table:style-name="ce20" table:formula="of:=[.D19]*1.0825" office:value-type="currency" office:currency="USD" office:value="192.685" calcext:value-type="currency">
            <text:p>$19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Storage past July 24<text:span text:style-name="T1">th</text:span></text:p>
          </table:table-cell>
          <table:table-cell table:style-name="ce20" office:value-type="currency" office:currency="USD" office:value="289.94" calcext:value-type="currency">
            <text:p>$290</text:p>
          </table:table-cell>
          <table:table-cell table:style-name="ce20" table:formula="of:=[.D20]*1.0825" office:value-type="currency" office:currency="USD" office:value="313.86005" calcext:value-type="currency">
            <text:p>$314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Quote Number</text:p>
          </table:table-cell>
          <table:table-cell table:style-name="ce6" office:value-type="float" office:value="30196937" calcext:value-type="float">
            <text:p>3019693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6" office:value-type="float" office:value="30195724" calcext:value-type="float">
            <text:p>3019572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>
            <text:p>Base Cost</text:p>
          </table:table-cell>
          <table:table-cell table:style-name="ce6"/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Delivery in Santa Clara, CA 95051</text:p>
          </table:table-cell>
          <table:table-cell table:style-name="ce5" office:value-type="currency" office:currency="USD" office:value="469.94" calcext:value-type="currency">
            <text:p>$469.94</text:p>
          </table:table-cell>
          <table:table-cell table:style-name="ce5" office:value-type="currency" office:currency="USD" office:value="432.94" calcext:value-type="currency">
            <text:p>$432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Transport from 95051 to 78735</text:p>
          </table:table-cell>
          <table:table-cell table:style-name="ce5" office:value-type="currency" office:currency="USD" office:value="3101" calcext:value-type="currency">
            <text:p>$3,101.00</text:p>
          </table:table-cell>
          <table:table-cell table:style-name="ce5" office:value-type="currency" office:currency="USD" office:value="2790.9" calcext:value-type="currency">
            <text:p>$2,790.9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Delivery in Austin, TX 78735</text:p>
          </table:table-cell>
          <table:table-cell table:style-name="ce5" office:value-type="currency" office:currency="USD" office:value="178" calcext:value-type="currency">
            <text:p>$178.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" office:value-type="string" calcext:value-type="string">
            <text:p>Storage past July 24<text:span text:style-name="T1">th</text:span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95051" calcext:value-type="float">
            <text:p>95051</text:p>
          </table:table-cell>
          <table:table-cell office:value-type="float" office:value="19.99" calcext:value-type="float">
            <text:p>19.9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8735" calcext:value-type="float">
            <text:p>78735</text:p>
          </table:table-cell>
          <table:table-cell office:value-type="float" office:value="8.5" calcext:value-type="float">
            <text:p>8.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47.1" calcext:value-type="float">
            <text:p>347.1</text:p>
          </table:table-cell>
          <table:table-cell table:number-columns-repeated="3"/>
        </table:table-row>
      </table:table>
      <table:table table:name="Sheet10" table:style-name="ta1">
        <office:forms form:automatic-focus="false" form:apply-design-mode="false"/>
        <table:table-column table:style-name="co79" table:default-cell-style-name="Default"/>
        <table:table-column table:style-name="co80" table:default-cell-style-name="Default"/>
        <table:table-column table:style-name="co81" table:default-cell-style-name="ce30"/>
        <table:table-column table:style-name="co82" table:default-cell-style-name="Default"/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Santa Clara – Gonzales</text:p>
          </table:table-cell>
          <table:table-cell office:value-type="string" calcext:value-type="string">
            <text:p>1 h 50 min max</text:p>
          </table:table-cell>
          <table:table-cell office:value-type="float" office:value="84.2" calcext:value-type="float">
            <text:p>84.2</text:p>
          </table:table-cell>
          <table:table-cell office:value-type="string" calcext:value-type="string">
            <text:p>Depart 9 AM Arrive by 10:50 AM</text:p>
          </table:table-cell>
        </table:table-row>
        <table:table-row table:style-name="ro1">
          <table:table-cell office:value-type="string" calcext:value-type="string">
            <text:p>Gonazles – Paso Robles</text:p>
          </table:table-cell>
          <table:table-cell office:value-type="string" calcext:value-type="string">
            <text:p>1 h 30 min max</text:p>
          </table:table-cell>
          <table:table-cell office:value-type="float" office:value="82.1" calcext:value-type="float">
            <text:p>82.1</text:p>
          </table:table-cell>
          <table:table-cell office:value-type="string" calcext:value-type="string">
            <text:p>Depart 11:10 AM Arrive by 12:45 PM</text:p>
          </table:table-cell>
        </table:table-row>
        <table:table-row table:style-name="ro1">
          <table:table-cell office:value-type="string" calcext:value-type="string">
            <text:p>Paso Robles <text:s/>- Blackwells Corner</text:p>
          </table:table-cell>
          <table:table-cell office:value-type="string" calcext:value-type="string">
            <text:p>1 h max</text:p>
          </table:table-cell>
          <table:table-cell office:value-type="float" office:value="50.6" calcext:value-type="float">
            <text:p>50.6</text:p>
          </table:table-cell>
          <table:table-cell office:value-type="string" calcext:value-type="string">
            <text:p>Depart 2 PM Arrive by 3:00 PM</text:p>
          </table:table-cell>
        </table:table-row>
        <table:table-row table:style-name="ro1">
          <table:table-cell office:value-type="string" calcext:value-type="string">
            <text:p>Blackwells Corner – Bakersfield</text:p>
          </table:table-cell>
          <table:table-cell office:value-type="string" calcext:value-type="string">
            <text:p>1 h 20 min max</text:p>
          </table:table-cell>
          <table:table-cell office:value-type="float" office:value="56" calcext:value-type="float">
            <text:p>56.0</text:p>
          </table:table-cell>
          <table:table-cell office:value-type="string" calcext:value-type="string">
            <text:p>Depart 3:15 PM Arrive by 4:35 PM </text:p>
          </table:table-cell>
        </table:table-row>
        <table:table-row table:style-name="ro1">
          <table:table-cell table:number-columns-repeated="2"/>
          <table:table-cell table:style-name="ce66" table:formula="of:=SUM([.C2:.C5])" office:value-type="float" office:value="272.9" calcext:value-type="float">
            <text:p>272.9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akersfield – Tehachapi</text:p>
          </table:table-cell>
          <table:table-cell office:value-type="string" calcext:value-type="string">
            <text:p>1 h max</text:p>
          </table:table-cell>
          <table:table-cell office:value-type="float" office:value="40.6" calcext:value-type="float">
            <text:p>40.6</text:p>
          </table:table-cell>
          <table:table-cell office:value-type="string" calcext:value-type="string">
            <text:p>Depart 9 AM Arrive by 10:00 AM</text:p>
          </table:table-cell>
        </table:table-row>
        <table:table-row table:style-name="ro1">
          <table:table-cell office:value-type="string" calcext:value-type="string">
            <text:p>Tehachapi – Barstow</text:p>
          </table:table-cell>
          <table:table-cell office:value-type="string" calcext:value-type="string">
            <text:p>1 h 50 min max</text:p>
          </table:table-cell>
          <table:table-cell office:value-type="float" office:value="92.8" calcext:value-type="float">
            <text:p>92.8</text:p>
          </table:table-cell>
          <table:table-cell office:value-type="string" calcext:value-type="string">
            <text:p>Depart 10:20 AM Arrive by 12:10 PM</text:p>
          </table:table-cell>
        </table:table-row>
        <table:table-row table:style-name="ro1">
          <table:table-cell office:value-type="string" calcext:value-type="string">
            <text:p>Barstow – Fenner</text:p>
          </table:table-cell>
          <table:table-cell office:value-type="string" calcext:value-type="string">
            <text:p>2 h 10 min max</text:p>
          </table:table-cell>
          <table:table-cell office:value-type="float" office:value="110" calcext:value-type="float">
            <text:p>110.0</text:p>
          </table:table-cell>
          <table:table-cell office:value-type="string" calcext:value-type="string">
            <text:p>Depart 1:30 Arrive by 3:40 PM</text:p>
          </table:table-cell>
        </table:table-row>
        <table:table-row table:style-name="ro1">
          <table:table-cell office:value-type="string" calcext:value-type="string">
            <text:p>Fenner – Lake Havasu City</text:p>
          </table:table-cell>
          <table:table-cell office:value-type="string" calcext:value-type="string">
            <text:p>1 h 40 min max</text:p>
          </table:table-cell>
          <table:table-cell office:value-type="float" office:value="78.3" calcext:value-type="float">
            <text:p>78.3</text:p>
          </table:table-cell>
          <table:table-cell office:value-type="string" calcext:value-type="string">
            <text:p>Depart 4 PM Arrive by 5:40 PM</text:p>
          </table:table-cell>
        </table:table-row>
        <table:table-row table:style-name="ro1">
          <table:table-cell table:number-columns-repeated="2"/>
          <table:table-cell table:style-name="ce66" table:formula="of:=SUM([.C8:.C11])" office:value-type="float" office:value="321.7" calcext:value-type="float">
            <text:p>321.7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ake Havasu City – Quartzsite</text:p>
          </table:table-cell>
          <table:table-cell office:value-type="string" calcext:value-type="string">
            <text:p>1 h 40 min max</text:p>
          </table:table-cell>
          <table:table-cell office:value-type="float" office:value="74.9" calcext:value-type="float">
            <text:p>74.9</text:p>
          </table:table-cell>
          <table:table-cell office:value-type="string" calcext:value-type="string">
            <text:p>Depart 9 AM Arrive by 10:40 AM</text:p>
          </table:table-cell>
        </table:table-row>
        <table:table-row table:style-name="ro1">
          <table:table-cell office:value-type="string" calcext:value-type="string">
            <text:p>Quartzsite – Buckeye</text:p>
          </table:table-cell>
          <table:table-cell office:value-type="string" calcext:value-type="string">
            <text:p>1 h 50 min max</text:p>
          </table:table-cell>
          <table:table-cell office:value-type="float" office:value="102" calcext:value-type="float">
            <text:p>102.0</text:p>
          </table:table-cell>
          <table:table-cell office:value-type="string" calcext:value-type="string">
            <text:p>Depart 11 AM Arrive by 12:50 PM</text:p>
          </table:table-cell>
        </table:table-row>
        <table:table-row table:style-name="ro1">
          <table:table-cell office:value-type="string" calcext:value-type="string">
            <text:p>Buckeye – Love’s Travel Stop Casa Grande</text:p>
          </table:table-cell>
          <table:table-cell office:value-type="string" calcext:value-type="string">
            <text:p>1 h 50 min max</text:p>
          </table:table-cell>
          <table:table-cell office:value-type="float" office:value="95.1" calcext:value-type="float">
            <text:p>95.1</text:p>
          </table:table-cell>
          <table:table-cell office:value-type="string" calcext:value-type="string">
            <text:p>Depart 2 PM Arrive by 3:50 PM</text:p>
          </table:table-cell>
        </table:table-row>
        <table:table-row table:style-name="ro1">
          <table:table-cell office:value-type="string" calcext:value-type="string">
            <text:p>Casa Grande – Tucson</text:p>
          </table:table-cell>
          <table:table-cell office:value-type="string" calcext:value-type="string">
            <text:p>1 h 10 min max</text:p>
          </table:table-cell>
          <table:table-cell office:value-type="float" office:value="58.8" calcext:value-type="float">
            <text:p>58.8</text:p>
          </table:table-cell>
          <table:table-cell office:value-type="string" calcext:value-type="string">
            <text:p>Depart 4:10 PM Arrive by 5:20 PM</text:p>
          </table:table-cell>
        </table:table-row>
        <table:table-row table:style-name="ro1">
          <table:table-cell table:number-columns-repeated="2"/>
          <table:table-cell table:style-name="ce66" table:formula="of:=SUM([.C14:.C17])" office:value-type="float" office:value="330.8" calcext:value-type="float">
            <text:p>330.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ucson – Wilcox</text:p>
          </table:table-cell>
          <table:table-cell office:value-type="string" calcext:value-type="string">
            <text:p>1 h 30 min max</text:p>
          </table:table-cell>
          <table:table-cell office:value-type="float" office:value="82.8" calcext:value-type="float">
            <text:p>82.8</text:p>
          </table:table-cell>
          <table:table-cell office:value-type="string" calcext:value-type="string">
            <text:p>Arrive by 10:30 AM</text:p>
          </table:table-cell>
        </table:table-row>
        <table:table-row table:style-name="ro1">
          <table:table-cell office:value-type="string" calcext:value-type="string">
            <text:p>Wilcox – San Simon Rest Area</text:p>
          </table:table-cell>
          <table:table-cell office:value-type="string" calcext:value-type="string">
            <text:p>50 min max</text:p>
          </table:table-cell>
          <table:table-cell office:value-type="float" office:value="48.4" calcext:value-type="float">
            <text:p>48.4</text:p>
          </table:table-cell>
          <table:table-cell office:value-type="string" calcext:value-type="string">
            <text:p>Arrive by 11:50 AM</text:p>
          </table:table-cell>
        </table:table-row>
        <table:table-row table:style-name="ro1">
          <table:table-cell office:value-type="string" calcext:value-type="string">
            <text:p>San Simon Rest Area – Lordsburg</text:p>
          </table:table-cell>
          <table:table-cell office:value-type="string" calcext:value-type="string">
            <text:p>30 min max</text:p>
          </table:table-cell>
          <table:table-cell office:value-type="float" office:value="25.7" calcext:value-type="float">
            <text:p>25.7</text:p>
          </table:table-cell>
          <table:table-cell office:value-type="string" calcext:value-type="string">
            <text:p>Arrive by 1:30 PM</text:p>
          </table:table-cell>
        </table:table-row>
        <table:table-row table:style-name="ro1">
          <table:table-cell office:value-type="string" calcext:value-type="string">
            <text:p>Lordsburg – Deming</text:p>
          </table:table-cell>
          <table:table-cell office:value-type="string" calcext:value-type="string">
            <text:p>1 h 5 min max</text:p>
          </table:table-cell>
          <table:table-cell office:value-type="float" office:value="61.2" calcext:value-type="float">
            <text:p>61.2</text:p>
          </table:table-cell>
          <table:table-cell office:value-type="string" calcext:value-type="string">
            <text:p>Arrive by 3:35 PM</text:p>
          </table:table-cell>
        </table:table-row>
        <table:table-row table:style-name="ro1">
          <table:table-cell office:value-type="string" calcext:value-type="string">
            <text:p>Deming – El Paso</text:p>
          </table:table-cell>
          <table:table-cell office:value-type="string" calcext:value-type="string">
            <text:p>1 h 50 min max</text:p>
          </table:table-cell>
          <table:table-cell office:value-type="float" office:value="102" calcext:value-type="float">
            <text:p>102.0</text:p>
          </table:table-cell>
          <table:table-cell office:value-type="string" calcext:value-type="string">
            <text:p>Arrive by 5:35 PM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l Paso – Sierra Blanca</text:p>
          </table:table-cell>
          <table:table-cell office:value-type="string" calcext:value-type="string">
            <text:p>1 h 40 min max</text:p>
          </table:table-cell>
          <table:table-cell office:value-type="float" office:value="87.7" calcext:value-type="float">
            <text:p>87.7</text:p>
          </table:table-cell>
          <table:table-cell office:value-type="string" calcext:value-type="string">
            <text:p>Arrive by 10:40 AM</text:p>
          </table:table-cell>
        </table:table-row>
        <table:table-row table:style-name="ro1">
          <table:table-cell office:value-type="string" calcext:value-type="string">
            <text:p>Sierra Blanca – Van Horn</text:p>
          </table:table-cell>
          <table:table-cell office:value-type="string" calcext:value-type="string">
            <text:p>40 min max</text:p>
          </table:table-cell>
          <table:table-cell office:value-type="float" office:value="33.3" calcext:value-type="float">
            <text:p>33.3</text:p>
          </table:table-cell>
          <table:table-cell office:value-type="string" calcext:value-type="string">
            <text:p>Arrive by 12:40 PM</text:p>
          </table:table-cell>
        </table:table-row>
        <table:table-row table:style-name="ro1">
          <table:table-cell office:value-type="string" calcext:value-type="string">
            <text:p>Van Horn – Fort Stockton</text:p>
          </table:table-cell>
          <table:table-cell office:value-type="string" calcext:value-type="string">
            <text:p>2 h max</text:p>
          </table:table-cell>
          <table:table-cell office:value-type="float" office:value="120" calcext:value-type="float">
            <text:p>120.0</text:p>
          </table:table-cell>
          <table:table-cell office:value-type="string" calcext:value-type="string">
            <text:p>Arrive by 4:00 PM</text:p>
          </table:table-cell>
        </table:table-row>
        <table:table-row table:style-name="ro1">
          <table:table-cell office:value-type="string" calcext:value-type="string">
            <text:p>Fort Stockton – Ozona</text:p>
          </table:table-cell>
          <table:table-cell office:value-type="string" calcext:value-type="string">
            <text:p>1 h 50 min max</text:p>
          </table:table-cell>
          <table:table-cell office:value-type="float" office:value="107" calcext:value-type="float">
            <text:p>107.0</text:p>
          </table:table-cell>
          <table:table-cell office:value-type="string" calcext:value-type="string">
            <text:p>Arrive by 6:05 PM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zona – Junction</text:p>
          </table:table-cell>
          <table:table-cell office:value-type="string" calcext:value-type="string">
            <text:p>1 h 30 min max</text:p>
          </table:table-cell>
          <table:table-cell office:value-type="float" office:value="91.7" calcext:value-type="float">
            <text:p>91.7</text:p>
          </table:table-cell>
          <table:table-cell office:value-type="string" calcext:value-type="string">
            <text:p>Arrive by 10:30 AM</text:p>
          </table:table-cell>
        </table:table-row>
        <table:table-row table:style-name="ro1">
          <table:table-cell office:value-type="string" calcext:value-type="string">
            <text:p>Junction – Mason</text:p>
          </table:table-cell>
          <table:table-cell office:value-type="string" calcext:value-type="string">
            <text:p>50 min max</text:p>
          </table:table-cell>
          <table:table-cell office:value-type="float" office:value="44.4" calcext:value-type="float">
            <text:p>44.4</text:p>
          </table:table-cell>
          <table:table-cell office:value-type="string" calcext:value-type="string">
            <text:p>Arrive by 11:35 AM</text:p>
          </table:table-cell>
        </table:table-row>
        <table:table-row table:style-name="ro1">
          <table:table-cell office:value-type="string" calcext:value-type="string">
            <text:p>Mason – Burnet</text:p>
          </table:table-cell>
          <table:table-cell office:value-type="string" calcext:value-type="string">
            <text:p>1 h 10 min max</text:p>
          </table:table-cell>
          <table:table-cell table:style-name="Default" office:value-type="float" office:value="63.3" calcext:value-type="float">
            <text:p>63.3</text:p>
          </table:table-cell>
          <table:table-cell office:value-type="string" calcext:value-type="string">
            <text:p>Arrive by 2:10 PM</text:p>
          </table:table-cell>
        </table:table-row>
        <table:table-row table:style-name="ro1">
          <table:table-cell office:value-type="string" calcext:value-type="string">
            <text:p>Brunet – Cedar Park</text:p>
          </table:table-cell>
          <table:table-cell office:value-type="string" calcext:value-type="string">
            <text:p>55 min max</text:p>
          </table:table-cell>
          <table:table-cell table:style-name="Default" office:value-type="float" office:value="33.9" calcext:value-type="float">
            <text:p>33.9</text:p>
          </table:table-cell>
          <table:table-cell office:value-type="string" calcext:value-type="string">
            <text:p>Arrive by 3:25 PM</text:p>
          </table:table-cell>
        </table:table-row>
      </table:table>
      <table:named-expressions/>
      <table:database-ranges>
        <table:database-range table:name="__Anonymous_Sheet_DB__0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4" table:target-range-address="Sheet5.A1:Sheet5.G1" table:contains-header="false">
          <table:sort>
            <table:sort-by table:field-number="3" table:data-type="automatic"/>
          </table:sort>
        </table:database-range>
        <table:database-range table:name="__Anonymous_Sheet_DB__6" table:target-range-address="'Walmart South Bay'.A1:'Walmart South Bay'.D15">
          <table:sort>
            <table:sort-by table:field-number="3" table:data-type="automatic"/>
          </table:sort>
        </table:database-range>
        <table:database-range table:name="__Anonymous_Sheet_DB__7" table:target-range-address="'Walmart Austin'.A1:'Walmart Austin'.D20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29">
      <number:number number:decimal-places="1" loext:min-decimal-places="1" number:min-integer-digits="1"/>
      <number:text>%</number:text>
    </number:percentage-style>
    <number:number-style style:name="N130">
      <number:number number:decimal-places="1" loext:min-decimal-places="1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5">
      <number:number number:decimal-places="9" loext:min-decimal-places="9" number:min-integer-digits="1"/>
    </number:number-style>
    <number:number-style style:name="N136">
      <number:number number:decimal-places="8" loext:min-decimal-places="8" number:min-integer-digits="1"/>
    </number:number-style>
    <number:number-style style:name="N137">
      <number:number number:decimal-places="7" loext:min-decimal-places="7" number:min-integer-digits="1"/>
    </number:number-style>
    <number:number-style style:name="N138">
      <number:number number:decimal-places="6" loext:min-decimal-places="6" number:min-integer-digits="1"/>
    </number:number-style>
    <number:number-style style:name="N139">
      <number:number number:decimal-places="5" loext:min-decimal-places="5" number:min-integer-digits="1"/>
    </number:number-style>
    <number:number-style style:name="N140">
      <number:number number:decimal-places="4" loext:min-decimal-places="4" number:min-integer-digits="1"/>
    </number:number-style>
    <number:number-style style:name="N141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1">00/00/0000</text:date>, <text:time style:data-style-name="N2" text:time-value="11:40:10.0141707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01T14:40:07.068948303</dc:date>
    <meta:editing-duration>P21DT21H11M46S</meta:editing-duration>
    <meta:editing-cycles>354</meta:editing-cycles>
    <meta:generator>LibreOffice/5.1.6.2$Linux_X86_64 LibreOffice_project/10m0$Build-2</meta:generator>
    <meta:document-statistic meta:table-count="10" meta:cell-count="5090" meta:object-count="0"/>
  </office:meta>
</office:document-meta>
</file>